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5-11-17 15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53704" calcext:value-type="float">
            <text:p>97.45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5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1408" calcext:value-type="float">
            <text:p>97.4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5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23224" calcext:value-type="float">
            <text:p>97.42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5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32368" calcext:value-type="float">
            <text:p>97.43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5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38464" calcext:value-type="float">
            <text:p>97.43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5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23224" calcext:value-type="float">
            <text:p>97.42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5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32368" calcext:value-type="float">
            <text:p>97.43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5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598" calcext:value-type="float">
            <text:p>97.45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5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68944" calcext:value-type="float">
            <text:p>97.46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5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84184" calcext:value-type="float">
            <text:p>97.48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5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96376" calcext:value-type="float">
            <text:p>97.49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5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84184" calcext:value-type="float">
            <text:p>97.48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5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598" calcext:value-type="float">
            <text:p>97.45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5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62848" calcext:value-type="float">
            <text:p>97.46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5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68944" calcext:value-type="float">
            <text:p>97.46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5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4456" calcext:value-type="float">
            <text:p>97.4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5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4456" calcext:value-type="float">
            <text:p>97.4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62848" calcext:value-type="float">
            <text:p>97.46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5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62848" calcext:value-type="float">
            <text:p>97.46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5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32368" calcext:value-type="float">
            <text:p>97.43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5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2932" calcext:value-type="float">
            <text:p>97.42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5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38464" calcext:value-type="float">
            <text:p>97.43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5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47608" calcext:value-type="float">
            <text:p>97.44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5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2932" calcext:value-type="float">
            <text:p>97.42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5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2932" calcext:value-type="float">
            <text:p>97.42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5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2932" calcext:value-type="float">
            <text:p>97.42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5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11032" calcext:value-type="float">
            <text:p>97.41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5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04936" calcext:value-type="float">
            <text:p>97.40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5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17128" calcext:value-type="float">
            <text:p>97.41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5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2932" calcext:value-type="float">
            <text:p>97.42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5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17128" calcext:value-type="float">
            <text:p>97.41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5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01888" calcext:value-type="float">
            <text:p>97.40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95792" calcext:value-type="float">
            <text:p>97.39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5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92744" calcext:value-type="float">
            <text:p>97.39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5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86648" calcext:value-type="float">
            <text:p>97.38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5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89696" calcext:value-type="float">
            <text:p>97.38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5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89696" calcext:value-type="float">
            <text:p>97.38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80552" calcext:value-type="float">
            <text:p>97.38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5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04936" calcext:value-type="float">
            <text:p>97.40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5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01888" calcext:value-type="float">
            <text:p>97.40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5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92744" calcext:value-type="float">
            <text:p>97.39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5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86648" calcext:value-type="float">
            <text:p>97.38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9884" calcext:value-type="float">
            <text:p>97.39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5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89696" calcext:value-type="float">
            <text:p>97.38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5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89696" calcext:value-type="float">
            <text:p>97.38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5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01888" calcext:value-type="float">
            <text:p>97.40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5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95792" calcext:value-type="float">
            <text:p>97.39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92744" calcext:value-type="float">
            <text:p>97.39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5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95792" calcext:value-type="float">
            <text:p>97.39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5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1408" calcext:value-type="float">
            <text:p>97.4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5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17128" calcext:value-type="float">
            <text:p>97.41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5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1408" calcext:value-type="float">
            <text:p>97.4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20176" calcext:value-type="float">
            <text:p>97.42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5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20176" calcext:value-type="float">
            <text:p>97.42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5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41512" calcext:value-type="float">
            <text:p>97.44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5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65896" calcext:value-type="float">
            <text:p>97.46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5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93328" calcext:value-type="float">
            <text:p>97.49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0552" calcext:value-type="float">
            <text:p>97.5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5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81136" calcext:value-type="float">
            <text:p>97.48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5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7504" calcext:value-type="float">
            <text:p>97.4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5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50656" calcext:value-type="float">
            <text:p>97.45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5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65896" calcext:value-type="float">
            <text:p>97.46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5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78088" calcext:value-type="float">
            <text:p>97.47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02472" calcext:value-type="float">
            <text:p>97.50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5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26856" calcext:value-type="float">
            <text:p>97.52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5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08568" calcext:value-type="float">
            <text:p>97.50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5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11616" calcext:value-type="float">
            <text:p>97.51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5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93328" calcext:value-type="float">
            <text:p>97.49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62848" calcext:value-type="float">
            <text:p>97.46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5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53704" calcext:value-type="float">
            <text:p>97.45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5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65896" calcext:value-type="float">
            <text:p>97.46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5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53704" calcext:value-type="float">
            <text:p>97.45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5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38464" calcext:value-type="float">
            <text:p>97.43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53704" calcext:value-type="float">
            <text:p>97.45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5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7504" calcext:value-type="float">
            <text:p>97.4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5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71992" calcext:value-type="float">
            <text:p>97.47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5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47608" calcext:value-type="float">
            <text:p>97.44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5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50656" calcext:value-type="float">
            <text:p>97.45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4456" calcext:value-type="float">
            <text:p>97.4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5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38464" calcext:value-type="float">
            <text:p>97.43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5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35416" calcext:value-type="float">
            <text:p>97.43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5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53704" calcext:value-type="float">
            <text:p>97.45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5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68944" calcext:value-type="float">
            <text:p>97.46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598" calcext:value-type="float">
            <text:p>97.45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5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71992" calcext:value-type="float">
            <text:p>97.47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5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598" calcext:value-type="float">
            <text:p>97.45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5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50656" calcext:value-type="float">
            <text:p>97.45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5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4456" calcext:value-type="float">
            <text:p>97.4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4456" calcext:value-type="float">
            <text:p>97.4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5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81136" calcext:value-type="float">
            <text:p>97.48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5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68944" calcext:value-type="float">
            <text:p>97.46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5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78088" calcext:value-type="float">
            <text:p>97.47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5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87232" calcext:value-type="float">
            <text:p>97.48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5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68944" calcext:value-type="float">
            <text:p>97.46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4456" calcext:value-type="float">
            <text:p>97.4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5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35416" calcext:value-type="float">
            <text:p>97.43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5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17128" calcext:value-type="float">
            <text:p>97.41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5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01888" calcext:value-type="float">
            <text:p>97.40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5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95792" calcext:value-type="float">
            <text:p>97.39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80552" calcext:value-type="float">
            <text:p>97.38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5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77504" calcext:value-type="float">
            <text:p>97.37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5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71408" calcext:value-type="float">
            <text:p>97.37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5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65312" calcext:value-type="float">
            <text:p>97.36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5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6836" calcext:value-type="float">
            <text:p>97.36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62264" calcext:value-type="float">
            <text:p>97.36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5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59216" calcext:value-type="float">
            <text:p>97.35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5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47024" calcext:value-type="float">
            <text:p>97.34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5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47024" calcext:value-type="float">
            <text:p>97.34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5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50072" calcext:value-type="float">
            <text:p>97.35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56168" calcext:value-type="float">
            <text:p>97.35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5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65312" calcext:value-type="float">
            <text:p>97.36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5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836" calcext:value-type="float">
            <text:p>97.3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5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1408" calcext:value-type="float">
            <text:p>97.4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5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11032" calcext:value-type="float">
            <text:p>97.41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17128" calcext:value-type="float">
            <text:p>97.41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5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32368" calcext:value-type="float">
            <text:p>97.43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5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4456" calcext:value-type="float">
            <text:p>97.4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5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4456" calcext:value-type="float">
            <text:p>97.4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5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50656" calcext:value-type="float">
            <text:p>97.45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7504" calcext:value-type="float">
            <text:p>97.4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5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71992" calcext:value-type="float">
            <text:p>97.47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5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87232" calcext:value-type="float">
            <text:p>97.48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5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11616" calcext:value-type="float">
            <text:p>97.51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5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32952" calcext:value-type="float">
            <text:p>97.53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60384" calcext:value-type="float">
            <text:p>97.56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5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45144" calcext:value-type="float">
            <text:p>97.54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5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36" calcext:value-type="float">
            <text:p>97.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5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26856" calcext:value-type="float">
            <text:p>97.52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5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0552" calcext:value-type="float">
            <text:p>97.5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7504" calcext:value-type="float">
            <text:p>97.4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5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65896" calcext:value-type="float">
            <text:p>97.46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5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47608" calcext:value-type="float">
            <text:p>97.44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5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35416" calcext:value-type="float">
            <text:p>97.43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5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32368" calcext:value-type="float">
            <text:p>97.43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38464" calcext:value-type="float">
            <text:p>97.43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5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2932" calcext:value-type="float">
            <text:p>97.42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5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07984" calcext:value-type="float">
            <text:p>97.40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5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89696" calcext:value-type="float">
            <text:p>97.38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5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77504" calcext:value-type="float">
            <text:p>97.37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74456" calcext:value-type="float">
            <text:p>97.37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5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6836" calcext:value-type="float">
            <text:p>97.36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5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50072" calcext:value-type="float">
            <text:p>97.35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5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34832" calcext:value-type="float">
            <text:p>97.33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5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40928" calcext:value-type="float">
            <text:p>97.34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59216" calcext:value-type="float">
            <text:p>97.35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5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59216" calcext:value-type="float">
            <text:p>97.35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5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47024" calcext:value-type="float">
            <text:p>97.34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5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5312" calcext:value-type="float">
            <text:p>97.3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5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40928" calcext:value-type="float">
            <text:p>97.34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3788" calcext:value-type="float">
            <text:p>97.33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5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3788" calcext:value-type="float">
            <text:p>97.33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5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16544" calcext:value-type="float">
            <text:p>97.31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5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47024" calcext:value-type="float">
            <text:p>97.34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5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3788" calcext:value-type="float">
            <text:p>97.33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5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43976" calcext:value-type="float">
            <text:p>97.34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71408" calcext:value-type="float">
            <text:p>97.37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5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74456" calcext:value-type="float">
            <text:p>97.37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5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89696" calcext:value-type="float">
            <text:p>97.38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5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1408" calcext:value-type="float">
            <text:p>97.4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5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07984" calcext:value-type="float">
            <text:p>97.40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95792" calcext:value-type="float">
            <text:p>97.39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5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01888" calcext:value-type="float">
            <text:p>97.40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5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04936" calcext:value-type="float">
            <text:p>97.40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5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9884" calcext:value-type="float">
            <text:p>97.39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5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86648" calcext:value-type="float">
            <text:p>97.38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59216" calcext:value-type="float">
            <text:p>97.35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5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34832" calcext:value-type="float">
            <text:p>97.33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5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28736" calcext:value-type="float">
            <text:p>97.32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5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31784" calcext:value-type="float">
            <text:p>97.33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5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47024" calcext:value-type="float">
            <text:p>97.34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3788" calcext:value-type="float">
            <text:p>97.33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5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31784" calcext:value-type="float">
            <text:p>97.33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5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074" calcext:value-type="float">
            <text:p>97.30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5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04352" calcext:value-type="float">
            <text:p>97.30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5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16544" calcext:value-type="float">
            <text:p>97.31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34832" calcext:value-type="float">
            <text:p>97.33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5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5312" calcext:value-type="float">
            <text:p>97.3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5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65312" calcext:value-type="float">
            <text:p>97.36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5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74456" calcext:value-type="float">
            <text:p>97.37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5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89696" calcext:value-type="float">
            <text:p>97.38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07984" calcext:value-type="float">
            <text:p>97.40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5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23224" calcext:value-type="float">
            <text:p>97.42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5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38464" calcext:value-type="float">
            <text:p>97.43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5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38464" calcext:value-type="float">
            <text:p>97.43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11032" calcext:value-type="float">
            <text:p>97.41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23224" calcext:value-type="float">
            <text:p>97.42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5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9884" calcext:value-type="float">
            <text:p>97.39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5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04936" calcext:value-type="float">
            <text:p>97.40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5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9884" calcext:value-type="float">
            <text:p>97.39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5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23224" calcext:value-type="float">
            <text:p>97.42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38464" calcext:value-type="float">
            <text:p>97.43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5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47608" calcext:value-type="float">
            <text:p>97.44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5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68944" calcext:value-type="float">
            <text:p>97.46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5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65896" calcext:value-type="float">
            <text:p>97.46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71992" calcext:value-type="float">
            <text:p>97.47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93328" calcext:value-type="float">
            <text:p>97.49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5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93328" calcext:value-type="float">
            <text:p>97.49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5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26856" calcext:value-type="float">
            <text:p>97.52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14664" calcext:value-type="float">
            <text:p>97.51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2076" calcext:value-type="float">
            <text:p>97.52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14664" calcext:value-type="float">
            <text:p>97.51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93328" calcext:value-type="float">
            <text:p>97.49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81136" calcext:value-type="float">
            <text:p>97.48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5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7504" calcext:value-type="float">
            <text:p>97.4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81136" calcext:value-type="float">
            <text:p>97.48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5-04-10 21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48192" calcext:value-type="float">
            <text:p>97.54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4456" calcext:value-type="float">
            <text:p>97.4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20176" calcext:value-type="float">
            <text:p>97.42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04936" calcext:value-type="float">
            <text:p>97.40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5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95792" calcext:value-type="float">
            <text:p>97.39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20176" calcext:value-type="float">
            <text:p>97.42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5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17128" calcext:value-type="float">
            <text:p>97.41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2932" calcext:value-type="float">
            <text:p>97.42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95792" calcext:value-type="float">
            <text:p>97.39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65312" calcext:value-type="float">
            <text:p>97.36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77504" calcext:value-type="float">
            <text:p>97.37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65312" calcext:value-type="float">
            <text:p>97.36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5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5312" calcext:value-type="float">
            <text:p>97.3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50072" calcext:value-type="float">
            <text:p>97.35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6836" calcext:value-type="float">
            <text:p>97.36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74456" calcext:value-type="float">
            <text:p>97.37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71408" calcext:value-type="float">
            <text:p>97.37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62264" calcext:value-type="float">
            <text:p>97.36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50072" calcext:value-type="float">
            <text:p>97.35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5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40928" calcext:value-type="float">
            <text:p>97.34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3788" calcext:value-type="float">
            <text:p>97.33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34832" calcext:value-type="float">
            <text:p>97.33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43976" calcext:value-type="float">
            <text:p>97.34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04352" calcext:value-type="float">
            <text:p>97.30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10448" calcext:value-type="float">
            <text:p>97.31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5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89112" calcext:value-type="float">
            <text:p>97.28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9216" calcext:value-type="float">
            <text:p>97.2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5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83016" calcext:value-type="float">
            <text:p>97.28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89112" calcext:value-type="float">
            <text:p>97.28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83016" calcext:value-type="float">
            <text:p>97.28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70824" calcext:value-type="float">
            <text:p>97.27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52536" calcext:value-type="float">
            <text:p>97.25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5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52536" calcext:value-type="float">
            <text:p>97.25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5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67776" calcext:value-type="float">
            <text:p>97.26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5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1596" calcext:value-type="float">
            <text:p>97.21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5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97672" calcext:value-type="float">
            <text:p>97.19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5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03768" calcext:value-type="float">
            <text:p>97.20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5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03768" calcext:value-type="float">
            <text:p>97.20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5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03768" calcext:value-type="float">
            <text:p>97.20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5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0072" calcext:value-type="float">
            <text:p>97.2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5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03768" calcext:value-type="float">
            <text:p>97.20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5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82432" calcext:value-type="float">
            <text:p>97.18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5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97672" calcext:value-type="float">
            <text:p>97.19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5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73288" calcext:value-type="float">
            <text:p>97.17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5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64144" calcext:value-type="float">
            <text:p>97.16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5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55" calcext:value-type="float">
            <text:p>97.1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5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36712" calcext:value-type="float">
            <text:p>97.13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5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33664" calcext:value-type="float">
            <text:p>97.13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5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42808" calcext:value-type="float">
            <text:p>97.14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5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42808" calcext:value-type="float">
            <text:p>97.14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5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55" calcext:value-type="float">
            <text:p>97.1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5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3976" calcext:value-type="float">
            <text:p>97.1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5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3976" calcext:value-type="float">
            <text:p>97.1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5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51952" calcext:value-type="float">
            <text:p>97.15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42808" calcext:value-type="float">
            <text:p>97.14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5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55" calcext:value-type="float">
            <text:p>97.1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5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7024" calcext:value-type="float">
            <text:p>97.1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5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48904" calcext:value-type="float">
            <text:p>97.14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5-02-11 22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48904" calcext:value-type="float">
            <text:p>97.14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5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45856" calcext:value-type="float">
            <text:p>97.14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93328" calcext:value-type="float">
            <text:p>97.49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5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17712" calcext:value-type="float">
            <text:p>97.51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5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17712" calcext:value-type="float">
            <text:p>97.51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5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96376" calcext:value-type="float">
            <text:p>97.49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5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84184" calcext:value-type="float">
            <text:p>97.48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68944" calcext:value-type="float">
            <text:p>97.46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5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71992" calcext:value-type="float">
            <text:p>97.47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5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47608" calcext:value-type="float">
            <text:p>97.44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5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4456" calcext:value-type="float">
            <text:p>97.4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5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20176" calcext:value-type="float">
            <text:p>97.42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5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2932" calcext:value-type="float">
            <text:p>97.42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23224" calcext:value-type="float">
            <text:p>97.42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5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26272" calcext:value-type="float">
            <text:p>97.42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5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2932" calcext:value-type="float">
            <text:p>97.42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5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32368" calcext:value-type="float">
            <text:p>97.43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5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4456" calcext:value-type="float">
            <text:p>97.4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53704" calcext:value-type="float">
            <text:p>97.45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5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4456" calcext:value-type="float">
            <text:p>97.4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5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32368" calcext:value-type="float">
            <text:p>97.43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5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2932" calcext:value-type="float">
            <text:p>97.42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26272" calcext:value-type="float">
            <text:p>97.42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5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11032" calcext:value-type="float">
            <text:p>97.41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5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11032" calcext:value-type="float">
            <text:p>97.41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5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11032" calcext:value-type="float">
            <text:p>97.41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32368" calcext:value-type="float">
            <text:p>97.43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32368" calcext:value-type="float">
            <text:p>97.43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5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11032" calcext:value-type="float">
            <text:p>97.41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11032" calcext:value-type="float">
            <text:p>97.41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5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17128" calcext:value-type="float">
            <text:p>97.41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5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11032" calcext:value-type="float">
            <text:p>97.41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1408" calcext:value-type="float">
            <text:p>97.4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04936" calcext:value-type="float">
            <text:p>97.40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23224" calcext:value-type="float">
            <text:p>97.42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2932" calcext:value-type="float">
            <text:p>97.42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23224" calcext:value-type="float">
            <text:p>97.42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20176" calcext:value-type="float">
            <text:p>97.42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5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20176" calcext:value-type="float">
            <text:p>97.42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5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38464" calcext:value-type="float">
            <text:p>97.43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5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53704" calcext:value-type="float">
            <text:p>97.45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5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56752" calcext:value-type="float">
            <text:p>97.45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4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68944" calcext:value-type="float">
            <text:p>97.46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4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53704" calcext:value-type="float">
            <text:p>97.45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4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47608" calcext:value-type="float">
            <text:p>97.44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4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62848" calcext:value-type="float">
            <text:p>97.46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4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2932" calcext:value-type="float">
            <text:p>97.42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4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47608" calcext:value-type="float">
            <text:p>97.44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4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32368" calcext:value-type="float">
            <text:p>97.43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4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62848" calcext:value-type="float">
            <text:p>97.46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4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47608" calcext:value-type="float">
            <text:p>97.44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4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53704" calcext:value-type="float">
            <text:p>97.45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4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71992" calcext:value-type="float">
            <text:p>97.47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4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7504" calcext:value-type="float">
            <text:p>97.4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4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87232" calcext:value-type="float">
            <text:p>97.48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4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99424" calcext:value-type="float">
            <text:p>97.49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4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84184" calcext:value-type="float">
            <text:p>97.48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4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81136" calcext:value-type="float">
            <text:p>97.48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81136" calcext:value-type="float">
            <text:p>97.48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4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11616" calcext:value-type="float">
            <text:p>97.51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4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02472" calcext:value-type="float">
            <text:p>97.50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4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14664" calcext:value-type="float">
            <text:p>97.51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4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42096" calcext:value-type="float">
            <text:p>97.54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99424" calcext:value-type="float">
            <text:p>97.49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4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81136" calcext:value-type="float">
            <text:p>97.48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4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78088" calcext:value-type="float">
            <text:p>97.47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4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14664" calcext:value-type="float">
            <text:p>97.51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4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26856" calcext:value-type="float">
            <text:p>97.52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4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36" calcext:value-type="float">
            <text:p>97.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4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11616" calcext:value-type="float">
            <text:p>97.51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4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29904" calcext:value-type="float">
            <text:p>97.52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4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36" calcext:value-type="float">
            <text:p>97.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4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29904" calcext:value-type="float">
            <text:p>97.52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4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42096" calcext:value-type="float">
            <text:p>97.54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4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45144" calcext:value-type="float">
            <text:p>97.54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4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54288" calcext:value-type="float">
            <text:p>97.55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4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42096" calcext:value-type="float">
            <text:p>97.54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4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32952" calcext:value-type="float">
            <text:p>97.53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4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57336" calcext:value-type="float">
            <text:p>97.55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4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39048" calcext:value-type="float">
            <text:p>97.53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4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42096" calcext:value-type="float">
            <text:p>97.54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4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54288" calcext:value-type="float">
            <text:p>97.55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4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6648" calcext:value-type="float">
            <text:p>97.5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4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72576" calcext:value-type="float">
            <text:p>97.57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4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8172" calcext:value-type="float">
            <text:p>97.58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4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54288" calcext:value-type="float">
            <text:p>97.55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4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63432" calcext:value-type="float">
            <text:p>97.56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4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84768" calcext:value-type="float">
            <text:p>97.58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4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03056" calcext:value-type="float">
            <text:p>97.60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4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18296" calcext:value-type="float">
            <text:p>97.61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4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36584" calcext:value-type="float">
            <text:p>97.63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4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21344" calcext:value-type="float">
            <text:p>97.62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4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4268" calcext:value-type="float">
            <text:p>97.64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4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60968" calcext:value-type="float">
            <text:p>97.66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4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5792" calcext:value-type="float">
            <text:p>97.6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4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70112" calcext:value-type="float">
            <text:p>97.67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4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884" calcext:value-type="float">
            <text:p>97.6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4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94496" calcext:value-type="float">
            <text:p>97.69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4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91448" calcext:value-type="float">
            <text:p>97.69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4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85352" calcext:value-type="float">
            <text:p>97.68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4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7316" calcext:value-type="float">
            <text:p>97.67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4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97544" calcext:value-type="float">
            <text:p>97.69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09736" calcext:value-type="float">
            <text:p>97.70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4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15832" calcext:value-type="float">
            <text:p>97.71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1888" calcext:value-type="float">
            <text:p>97.7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4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97544" calcext:value-type="float">
            <text:p>97.69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4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00592" calcext:value-type="float">
            <text:p>97.70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4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00592" calcext:value-type="float">
            <text:p>97.70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4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0364" calcext:value-type="float">
            <text:p>97.70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82304" calcext:value-type="float">
            <text:p>97.68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4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7316" calcext:value-type="float">
            <text:p>97.67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4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76208" calcext:value-type="float">
            <text:p>97.67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4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60968" calcext:value-type="float">
            <text:p>97.66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4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5792" calcext:value-type="float">
            <text:p>97.6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64016" calcext:value-type="float">
            <text:p>97.66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4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67064" calcext:value-type="float">
            <text:p>97.66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4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70112" calcext:value-type="float">
            <text:p>97.67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4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67064" calcext:value-type="float">
            <text:p>97.66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884" calcext:value-type="float">
            <text:p>97.6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67064" calcext:value-type="float">
            <text:p>97.66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60968" calcext:value-type="float">
            <text:p>97.66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4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60968" calcext:value-type="float">
            <text:p>97.66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4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54872" calcext:value-type="float">
            <text:p>97.65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4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48776" calcext:value-type="float">
            <text:p>97.64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36584" calcext:value-type="float">
            <text:p>97.63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4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39632" calcext:value-type="float">
            <text:p>97.63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4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21344" calcext:value-type="float">
            <text:p>97.62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4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15248" calcext:value-type="float">
            <text:p>97.61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4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06104" calcext:value-type="float">
            <text:p>97.60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15248" calcext:value-type="float">
            <text:p>97.61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4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15248" calcext:value-type="float">
            <text:p>97.61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4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93912" calcext:value-type="float">
            <text:p>97.59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4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93912" calcext:value-type="float">
            <text:p>97.59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93912" calcext:value-type="float">
            <text:p>97.59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75624" calcext:value-type="float">
            <text:p>97.57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4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63432" calcext:value-type="float">
            <text:p>97.56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4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63432" calcext:value-type="float">
            <text:p>97.56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4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5124" calcext:value-type="float">
            <text:p>97.55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4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45144" calcext:value-type="float">
            <text:p>97.54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5124" calcext:value-type="float">
            <text:p>97.55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4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32952" calcext:value-type="float">
            <text:p>97.53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4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48192" calcext:value-type="float">
            <text:p>97.54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4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6648" calcext:value-type="float">
            <text:p>97.5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4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57336" calcext:value-type="float">
            <text:p>97.55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57336" calcext:value-type="float">
            <text:p>97.55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4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69528" calcext:value-type="float">
            <text:p>97.56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4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69528" calcext:value-type="float">
            <text:p>97.56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4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6648" calcext:value-type="float">
            <text:p>97.5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06104" calcext:value-type="float">
            <text:p>97.60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06104" calcext:value-type="float">
            <text:p>97.60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4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30488" calcext:value-type="float">
            <text:p>97.63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4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51824" calcext:value-type="float">
            <text:p>97.65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4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67064" calcext:value-type="float">
            <text:p>97.66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4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91448" calcext:value-type="float">
            <text:p>97.69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15832" calcext:value-type="float">
            <text:p>97.71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4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4936" calcext:value-type="float">
            <text:p>97.7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4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88984" calcext:value-type="float">
            <text:p>97.78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4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408" calcext:value-type="float">
            <text:p>97.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4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8652" calcext:value-type="float">
            <text:p>97.88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29192" calcext:value-type="float">
            <text:p>97.92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4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87104" calcext:value-type="float">
            <text:p>97.98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4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3892" calcext:value-type="float">
            <text:p>98.03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4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18168" calcext:value-type="float">
            <text:p>98.11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4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66936" calcext:value-type="float">
            <text:p>98.16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4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227896" calcext:value-type="float">
            <text:p>98.22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01048" calcext:value-type="float">
            <text:p>98.30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4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07144" calcext:value-type="float">
            <text:p>98.30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4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258376" calcext:value-type="float">
            <text:p>98.25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4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203512" calcext:value-type="float">
            <text:p>98.20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4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5416" calcext:value-type="float">
            <text:p>98.0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41968" calcext:value-type="float">
            <text:p>98.04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4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29776" calcext:value-type="float">
            <text:p>98.02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4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32824" calcext:value-type="float">
            <text:p>98.03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4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0844" calcext:value-type="float">
            <text:p>98.00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4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74912" calcext:value-type="float">
            <text:p>97.97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56624" calcext:value-type="float">
            <text:p>97.95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4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26144" calcext:value-type="float">
            <text:p>97.92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4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98712" calcext:value-type="float">
            <text:p>97.89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4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77376" calcext:value-type="float">
            <text:p>97.87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4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2556" calcext:value-type="float">
            <text:p>97.82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58504" calcext:value-type="float">
            <text:p>97.75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4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9508" calcext:value-type="float">
            <text:p>97.79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4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70696" calcext:value-type="float">
            <text:p>97.77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4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1032" calcext:value-type="float">
            <text:p>97.8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4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68232" calcext:value-type="float">
            <text:p>97.86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29192" calcext:value-type="float">
            <text:p>97.92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4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17" calcext:value-type="float">
            <text:p>97.9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4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59088" calcext:value-type="float">
            <text:p>97.85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4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43848" calcext:value-type="float">
            <text:p>97.84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4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31656" calcext:value-type="float">
            <text:p>97.83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28608" calcext:value-type="float">
            <text:p>97.82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4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13368" calcext:value-type="float">
            <text:p>97.81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4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22512" calcext:value-type="float">
            <text:p>97.82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4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22512" calcext:value-type="float">
            <text:p>97.82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4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04224" calcext:value-type="float">
            <text:p>97.80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4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85936" calcext:value-type="float">
            <text:p>97.78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73744" calcext:value-type="float">
            <text:p>97.77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4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76792" calcext:value-type="float">
            <text:p>97.77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4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88984" calcext:value-type="float">
            <text:p>97.78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4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9508" calcext:value-type="float">
            <text:p>97.79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4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92032" calcext:value-type="float">
            <text:p>97.79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04224" calcext:value-type="float">
            <text:p>97.80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4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19464" calcext:value-type="float">
            <text:p>97.81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4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43848" calcext:value-type="float">
            <text:p>97.84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4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80424" calcext:value-type="float">
            <text:p>97.88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4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17" calcext:value-type="float">
            <text:p>97.9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3224" calcext:value-type="float">
            <text:p>97.9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4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65768" calcext:value-type="float">
            <text:p>97.96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4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96248" calcext:value-type="float">
            <text:p>97.99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4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32824" calcext:value-type="float">
            <text:p>98.03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4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02344" calcext:value-type="float">
            <text:p>98.00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02344" calcext:value-type="float">
            <text:p>98.00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4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96248" calcext:value-type="float">
            <text:p>97.99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4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05392" calcext:value-type="float">
            <text:p>98.00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4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96248" calcext:value-type="float">
            <text:p>97.99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4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02344" calcext:value-type="float">
            <text:p>98.00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0844" calcext:value-type="float">
            <text:p>98.00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4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2368" calcext:value-type="float">
            <text:p>98.0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4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45016" calcext:value-type="float">
            <text:p>98.04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4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32824" calcext:value-type="float">
            <text:p>98.03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4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3892" calcext:value-type="float">
            <text:p>98.03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51112" calcext:value-type="float">
            <text:p>98.05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4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29776" calcext:value-type="float">
            <text:p>98.02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4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32824" calcext:value-type="float">
            <text:p>98.03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4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0844" calcext:value-type="float">
            <text:p>98.00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4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96248" calcext:value-type="float">
            <text:p>97.99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932" calcext:value-type="float">
            <text:p>97.9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4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81008" calcext:value-type="float">
            <text:p>97.98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4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7796" calcext:value-type="float">
            <text:p>97.97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4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44432" calcext:value-type="float">
            <text:p>97.94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4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35288" calcext:value-type="float">
            <text:p>97.93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92616" calcext:value-type="float">
            <text:p>97.89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4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65184" calcext:value-type="float">
            <text:p>97.86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4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408" calcext:value-type="float">
            <text:p>97.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4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37752" calcext:value-type="float">
            <text:p>97.83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4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5604" calcext:value-type="float">
            <text:p>97.85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62136" calcext:value-type="float">
            <text:p>97.86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4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89568" calcext:value-type="float">
            <text:p>97.88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4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77376" calcext:value-type="float">
            <text:p>97.87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4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68232" calcext:value-type="float">
            <text:p>97.86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4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7128" calcext:value-type="float">
            <text:p>97.8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68232" calcext:value-type="float">
            <text:p>97.86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4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46896" calcext:value-type="float">
            <text:p>97.84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4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2556" calcext:value-type="float">
            <text:p>97.82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4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28608" calcext:value-type="float">
            <text:p>97.82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4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31656" calcext:value-type="float">
            <text:p>97.83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62136" calcext:value-type="float">
            <text:p>97.86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4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77376" calcext:value-type="float">
            <text:p>97.87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4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74328" calcext:value-type="float">
            <text:p>97.87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4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83472" calcext:value-type="float">
            <text:p>97.88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4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7128" calcext:value-type="float">
            <text:p>97.8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07856" calcext:value-type="float">
            <text:p>97.90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4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83472" calcext:value-type="float">
            <text:p>97.88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4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49944" calcext:value-type="float">
            <text:p>97.84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4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37752" calcext:value-type="float">
            <text:p>97.83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4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49944" calcext:value-type="float">
            <text:p>97.84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4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43848" calcext:value-type="float">
            <text:p>97.84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43848" calcext:value-type="float">
            <text:p>97.84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4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43848" calcext:value-type="float">
            <text:p>97.84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4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52992" calcext:value-type="float">
            <text:p>97.85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4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46896" calcext:value-type="float">
            <text:p>97.84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4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2556" calcext:value-type="float">
            <text:p>97.82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04224" calcext:value-type="float">
            <text:p>97.80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4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04224" calcext:value-type="float">
            <text:p>97.80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4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85936" calcext:value-type="float">
            <text:p>97.78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4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13368" calcext:value-type="float">
            <text:p>97.81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4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85936" calcext:value-type="float">
            <text:p>97.78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55456" calcext:value-type="float">
            <text:p>97.75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4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4936" calcext:value-type="float">
            <text:p>97.7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4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28024" calcext:value-type="float">
            <text:p>97.72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4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12784" calcext:value-type="float">
            <text:p>97.71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4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24976" calcext:value-type="float">
            <text:p>97.72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21928" calcext:value-type="float">
            <text:p>97.72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4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06688" calcext:value-type="float">
            <text:p>97.70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4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85352" calcext:value-type="float">
            <text:p>97.68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4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7316" calcext:value-type="float">
            <text:p>97.67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4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79256" calcext:value-type="float">
            <text:p>97.67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85352" calcext:value-type="float">
            <text:p>97.68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4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70112" calcext:value-type="float">
            <text:p>97.67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4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54872" calcext:value-type="float">
            <text:p>97.65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4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30488" calcext:value-type="float">
            <text:p>97.63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4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2744" calcext:value-type="float">
            <text:p>97.6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36584" calcext:value-type="float">
            <text:p>97.63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4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48776" calcext:value-type="float">
            <text:p>97.64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4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45728" calcext:value-type="float">
            <text:p>97.64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4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39632" calcext:value-type="float">
            <text:p>97.63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4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51824" calcext:value-type="float">
            <text:p>97.65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60968" calcext:value-type="float">
            <text:p>97.66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4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51824" calcext:value-type="float">
            <text:p>97.65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4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5792" calcext:value-type="float">
            <text:p>97.6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4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67064" calcext:value-type="float">
            <text:p>97.66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4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48776" calcext:value-type="float">
            <text:p>97.64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45728" calcext:value-type="float">
            <text:p>97.64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4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39632" calcext:value-type="float">
            <text:p>97.63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4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09152" calcext:value-type="float">
            <text:p>97.60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4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00008" calcext:value-type="float">
            <text:p>97.60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4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9696" calcext:value-type="float">
            <text:p>97.5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18296" calcext:value-type="float">
            <text:p>97.61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4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2744" calcext:value-type="float">
            <text:p>97.6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4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24392" calcext:value-type="float">
            <text:p>97.62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4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09152" calcext:value-type="float">
            <text:p>97.60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4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90864" calcext:value-type="float">
            <text:p>97.59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78672" calcext:value-type="float">
            <text:p>97.57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4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69528" calcext:value-type="float">
            <text:p>97.56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4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6648" calcext:value-type="float">
            <text:p>97.5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54288" calcext:value-type="float">
            <text:p>97.55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4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36" calcext:value-type="float">
            <text:p>97.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23808" calcext:value-type="float">
            <text:p>97.52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11616" calcext:value-type="float">
            <text:p>97.51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99424" calcext:value-type="float">
            <text:p>97.49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4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99424" calcext:value-type="float">
            <text:p>97.49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4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84184" calcext:value-type="float">
            <text:p>97.48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71992" calcext:value-type="float">
            <text:p>97.47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68944" calcext:value-type="float">
            <text:p>97.46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56752" calcext:value-type="float">
            <text:p>97.45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4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47608" calcext:value-type="float">
            <text:p>97.44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2932" calcext:value-type="float">
            <text:p>97.42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4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23224" calcext:value-type="float">
            <text:p>97.42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26272" calcext:value-type="float">
            <text:p>97.42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4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20176" calcext:value-type="float">
            <text:p>97.42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4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07984" calcext:value-type="float">
            <text:p>97.40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11032" calcext:value-type="float">
            <text:p>97.41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4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92744" calcext:value-type="float">
            <text:p>97.39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92744" calcext:value-type="float">
            <text:p>97.39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4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71408" calcext:value-type="float">
            <text:p>97.37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4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95792" calcext:value-type="float">
            <text:p>97.39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4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9884" calcext:value-type="float">
            <text:p>97.39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92744" calcext:value-type="float">
            <text:p>97.39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89696" calcext:value-type="float">
            <text:p>97.38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56168" calcext:value-type="float">
            <text:p>97.35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86648" calcext:value-type="float">
            <text:p>97.38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4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86648" calcext:value-type="float">
            <text:p>97.38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4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9884" calcext:value-type="float">
            <text:p>97.39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23224" calcext:value-type="float">
            <text:p>97.42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4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17128" calcext:value-type="float">
            <text:p>97.41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4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95792" calcext:value-type="float">
            <text:p>97.39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01888" calcext:value-type="float">
            <text:p>97.40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4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86648" calcext:value-type="float">
            <text:p>97.38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4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89696" calcext:value-type="float">
            <text:p>97.38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4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95792" calcext:value-type="float">
            <text:p>97.39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4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6836" calcext:value-type="float">
            <text:p>97.36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4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65312" calcext:value-type="float">
            <text:p>97.36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4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65312" calcext:value-type="float">
            <text:p>97.36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4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59216" calcext:value-type="float">
            <text:p>97.35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4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50072" calcext:value-type="float">
            <text:p>97.35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4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40928" calcext:value-type="float">
            <text:p>97.34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4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3788" calcext:value-type="float">
            <text:p>97.33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4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43976" calcext:value-type="float">
            <text:p>97.34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4-0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50072" calcext:value-type="float">
            <text:p>97.35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4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74456" calcext:value-type="float">
            <text:p>97.37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4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59216" calcext:value-type="float">
            <text:p>97.35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4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47024" calcext:value-type="float">
            <text:p>97.34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4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34832" calcext:value-type="float">
            <text:p>97.33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4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34832" calcext:value-type="float">
            <text:p>97.33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4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31784" calcext:value-type="float">
            <text:p>97.33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4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16544" calcext:value-type="float">
            <text:p>97.31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4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9216" calcext:value-type="float">
            <text:p>97.2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4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074" calcext:value-type="float">
            <text:p>97.30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4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01304" calcext:value-type="float">
            <text:p>97.30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4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01304" calcext:value-type="float">
            <text:p>97.30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4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25688" calcext:value-type="float">
            <text:p>97.32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4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31784" calcext:value-type="float">
            <text:p>97.33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4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3788" calcext:value-type="float">
            <text:p>97.33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4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40928" calcext:value-type="float">
            <text:p>97.34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4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56168" calcext:value-type="float">
            <text:p>97.35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4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65312" calcext:value-type="float">
            <text:p>97.36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4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836" calcext:value-type="float">
            <text:p>97.3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4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95792" calcext:value-type="float">
            <text:p>97.39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4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38464" calcext:value-type="float">
            <text:p>97.43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4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598" calcext:value-type="float">
            <text:p>97.45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4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08568" calcext:value-type="float">
            <text:p>97.50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4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63432" calcext:value-type="float">
            <text:p>97.56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4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33536" calcext:value-type="float">
            <text:p>97.63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4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24392" calcext:value-type="float">
            <text:p>97.62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4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122" calcext:value-type="float">
            <text:p>97.61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4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2744" calcext:value-type="float">
            <text:p>97.6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4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2744" calcext:value-type="float">
            <text:p>97.6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4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15248" calcext:value-type="float">
            <text:p>97.61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93912" calcext:value-type="float">
            <text:p>97.59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4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84768" calcext:value-type="float">
            <text:p>97.58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4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75624" calcext:value-type="float">
            <text:p>97.57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4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72576" calcext:value-type="float">
            <text:p>97.57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4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36" calcext:value-type="float">
            <text:p>97.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23808" calcext:value-type="float">
            <text:p>97.52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4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99424" calcext:value-type="float">
            <text:p>97.49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4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93328" calcext:value-type="float">
            <text:p>97.49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4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93328" calcext:value-type="float">
            <text:p>97.49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4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96376" calcext:value-type="float">
            <text:p>97.49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32952" calcext:value-type="float">
            <text:p>97.53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4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29904" calcext:value-type="float">
            <text:p>97.52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4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17712" calcext:value-type="float">
            <text:p>97.51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1408" calcext:value-type="float">
            <text:p>97.4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4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80552" calcext:value-type="float">
            <text:p>97.38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4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71408" calcext:value-type="float">
            <text:p>97.37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4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836" calcext:value-type="float">
            <text:p>97.3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4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71408" calcext:value-type="float">
            <text:p>97.37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92744" calcext:value-type="float">
            <text:p>97.39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4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01888" calcext:value-type="float">
            <text:p>97.40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4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95792" calcext:value-type="float">
            <text:p>97.39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01888" calcext:value-type="float">
            <text:p>97.40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4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41512" calcext:value-type="float">
            <text:p>97.44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62848" calcext:value-type="float">
            <text:p>97.46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4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81136" calcext:value-type="float">
            <text:p>97.48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4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2076" calcext:value-type="float">
            <text:p>97.52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4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5124" calcext:value-type="float">
            <text:p>97.55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4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5124" calcext:value-type="float">
            <text:p>97.55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3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48192" calcext:value-type="float">
            <text:p>97.54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3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48192" calcext:value-type="float">
            <text:p>97.54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3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57336" calcext:value-type="float">
            <text:p>97.55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3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75624" calcext:value-type="float">
            <text:p>97.57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3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72576" calcext:value-type="float">
            <text:p>97.57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3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57336" calcext:value-type="float">
            <text:p>97.55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3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69528" calcext:value-type="float">
            <text:p>97.56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3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90864" calcext:value-type="float">
            <text:p>97.59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3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00008" calcext:value-type="float">
            <text:p>97.60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3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18296" calcext:value-type="float">
            <text:p>97.61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3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18296" calcext:value-type="float">
            <text:p>97.61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3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24392" calcext:value-type="float">
            <text:p>97.62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3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21344" calcext:value-type="float">
            <text:p>97.62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3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09152" calcext:value-type="float">
            <text:p>97.60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3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90864" calcext:value-type="float">
            <text:p>97.59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3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24392" calcext:value-type="float">
            <text:p>97.62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3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33536" calcext:value-type="float">
            <text:p>97.63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3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30488" calcext:value-type="float">
            <text:p>97.63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3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4268" calcext:value-type="float">
            <text:p>97.64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3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4268" calcext:value-type="float">
            <text:p>97.64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3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18296" calcext:value-type="float">
            <text:p>97.61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3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09152" calcext:value-type="float">
            <text:p>97.60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3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48776" calcext:value-type="float">
            <text:p>97.64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3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36584" calcext:value-type="float">
            <text:p>97.63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3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36584" calcext:value-type="float">
            <text:p>97.63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3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60968" calcext:value-type="float">
            <text:p>97.66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3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5792" calcext:value-type="float">
            <text:p>97.6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3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33536" calcext:value-type="float">
            <text:p>97.63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3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45728" calcext:value-type="float">
            <text:p>97.64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3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67064" calcext:value-type="float">
            <text:p>97.66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3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67064" calcext:value-type="float">
            <text:p>97.66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3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60968" calcext:value-type="float">
            <text:p>97.66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3-11-29 19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12784" calcext:value-type="float">
            <text:p>97.71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3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70112" calcext:value-type="float">
            <text:p>97.67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3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67064" calcext:value-type="float">
            <text:p>97.66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3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85352" calcext:value-type="float">
            <text:p>97.68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3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82304" calcext:value-type="float">
            <text:p>97.68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3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7316" calcext:value-type="float">
            <text:p>97.67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3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91448" calcext:value-type="float">
            <text:p>97.69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3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82304" calcext:value-type="float">
            <text:p>97.68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3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70112" calcext:value-type="float">
            <text:p>97.67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3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21928" calcext:value-type="float">
            <text:p>97.72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3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15832" calcext:value-type="float">
            <text:p>97.71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3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884" calcext:value-type="float">
            <text:p>97.6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3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15832" calcext:value-type="float">
            <text:p>97.71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3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37168" calcext:value-type="float">
            <text:p>97.73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3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28024" calcext:value-type="float">
            <text:p>97.72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3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43264" calcext:value-type="float">
            <text:p>97.74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3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646" calcext:value-type="float">
            <text:p>97.76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3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98128" calcext:value-type="float">
            <text:p>97.79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3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1032" calcext:value-type="float">
            <text:p>97.8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3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13368" calcext:value-type="float">
            <text:p>97.81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3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07272" calcext:value-type="float">
            <text:p>97.80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3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1032" calcext:value-type="float">
            <text:p>97.8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3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1032" calcext:value-type="float">
            <text:p>97.8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3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88984" calcext:value-type="float">
            <text:p>97.78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3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19464" calcext:value-type="float">
            <text:p>97.81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3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49944" calcext:value-type="float">
            <text:p>97.84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3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49944" calcext:value-type="float">
            <text:p>97.84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3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77376" calcext:value-type="float">
            <text:p>97.87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3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95664" calcext:value-type="float">
            <text:p>97.89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80424" calcext:value-type="float">
            <text:p>97.88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3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10904" calcext:value-type="float">
            <text:p>97.91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13952" calcext:value-type="float">
            <text:p>97.91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3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83472" calcext:value-type="float">
            <text:p>97.88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3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77376" calcext:value-type="float">
            <text:p>97.87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3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0176" calcext:value-type="float">
            <text:p>97.9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3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23096" calcext:value-type="float">
            <text:p>97.92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41384" calcext:value-type="float">
            <text:p>97.94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3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56624" calcext:value-type="float">
            <text:p>97.95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3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71864" calcext:value-type="float">
            <text:p>97.97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3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87104" calcext:value-type="float">
            <text:p>97.98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3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99296" calcext:value-type="float">
            <text:p>97.99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14536" calcext:value-type="float">
            <text:p>98.01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3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26728" calcext:value-type="float">
            <text:p>98.02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3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3892" calcext:value-type="float">
            <text:p>98.03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3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29776" calcext:value-type="float">
            <text:p>98.02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3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51112" calcext:value-type="float">
            <text:p>98.05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78544" calcext:value-type="float">
            <text:p>98.07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3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8464" calcext:value-type="float">
            <text:p>98.0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3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05976" calcext:value-type="float">
            <text:p>98.10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3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93784" calcext:value-type="float">
            <text:p>98.09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3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18168" calcext:value-type="float">
            <text:p>98.11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24264" calcext:value-type="float">
            <text:p>98.12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3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48648" calcext:value-type="float">
            <text:p>98.14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3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7608" calcext:value-type="float">
            <text:p>98.1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3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215704" calcext:value-type="float">
            <text:p>98.21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3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23704" calcext:value-type="float">
            <text:p>98.2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270568" calcext:value-type="float">
            <text:p>98.27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3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04096" calcext:value-type="float">
            <text:p>98.30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3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04096" calcext:value-type="float">
            <text:p>98.30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3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34576" calcext:value-type="float">
            <text:p>98.33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3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37624" calcext:value-type="float">
            <text:p>98.33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5896" calcext:value-type="float">
            <text:p>98.3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3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65056" calcext:value-type="float">
            <text:p>98.36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3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65056" calcext:value-type="float">
            <text:p>98.36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3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8944" calcext:value-type="float">
            <text:p>98.3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3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401632" calcext:value-type="float">
            <text:p>98.40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422968" calcext:value-type="float">
            <text:p>98.42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3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432112" calcext:value-type="float">
            <text:p>98.43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3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43516" calcext:value-type="float">
            <text:p>98.43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3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456496" calcext:value-type="float">
            <text:p>98.45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3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474784" calcext:value-type="float">
            <text:p>98.47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499168" calcext:value-type="float">
            <text:p>98.49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3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4184" calcext:value-type="float">
            <text:p>98.5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3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4184" calcext:value-type="float">
            <text:p>98.5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3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4184" calcext:value-type="float">
            <text:p>98.5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3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20504" calcext:value-type="float">
            <text:p>98.52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49612" calcext:value-type="float">
            <text:p>98.49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3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493072" calcext:value-type="float">
            <text:p>98.49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3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29648" calcext:value-type="float">
            <text:p>98.52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3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54032" calcext:value-type="float">
            <text:p>98.55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3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11944" calcext:value-type="float">
            <text:p>98.61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21088" calcext:value-type="float">
            <text:p>98.62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3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45472" calcext:value-type="float">
            <text:p>98.64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3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45472" calcext:value-type="float">
            <text:p>98.64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3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36328" calcext:value-type="float">
            <text:p>98.63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3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42424" calcext:value-type="float">
            <text:p>98.64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3328" calcext:value-type="float">
            <text:p>98.6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3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30232" calcext:value-type="float">
            <text:p>98.63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3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21088" calcext:value-type="float">
            <text:p>98.62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3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24136" calcext:value-type="float">
            <text:p>98.62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3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45472" calcext:value-type="float">
            <text:p>98.64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3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27184" calcext:value-type="float">
            <text:p>98.62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60712" calcext:value-type="float">
            <text:p>98.66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3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36328" calcext:value-type="float">
            <text:p>98.63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3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66808" calcext:value-type="float">
            <text:p>98.66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3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82048" calcext:value-type="float">
            <text:p>98.68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3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04552" calcext:value-type="float">
            <text:p>98.90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01504" calcext:value-type="float">
            <text:p>98.90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3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6188" calcext:value-type="float">
            <text:p>98.86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3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66808" calcext:value-type="float">
            <text:p>98.66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3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66808" calcext:value-type="float">
            <text:p>98.66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3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75952" calcext:value-type="float">
            <text:p>98.67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57664" calcext:value-type="float">
            <text:p>98.65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3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88144" calcext:value-type="float">
            <text:p>98.68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3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79" calcext:value-type="float">
            <text:p>98.6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3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40544" calcext:value-type="float">
            <text:p>98.84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3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60712" calcext:value-type="float">
            <text:p>98.66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4852" calcext:value-type="float">
            <text:p>98.64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3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85096" calcext:value-type="float">
            <text:p>98.68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3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72904" calcext:value-type="float">
            <text:p>98.67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3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1804" calcext:value-type="float">
            <text:p>98.61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3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028" calcext:value-type="float">
            <text:p>98.6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81464" calcext:value-type="float">
            <text:p>98.58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3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69272" calcext:value-type="float">
            <text:p>98.56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3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60128" calcext:value-type="float">
            <text:p>98.56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3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20504" calcext:value-type="float">
            <text:p>98.52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3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493072" calcext:value-type="float">
            <text:p>98.49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05264" calcext:value-type="float">
            <text:p>98.50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3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486976" calcext:value-type="float">
            <text:p>98.48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3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483928" calcext:value-type="float">
            <text:p>98.48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3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48088" calcext:value-type="float">
            <text:p>98.4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3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46564" calcext:value-type="float">
            <text:p>98.46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3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456496" calcext:value-type="float">
            <text:p>98.45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456496" calcext:value-type="float">
            <text:p>98.45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3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447352" calcext:value-type="float">
            <text:p>98.44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3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438208" calcext:value-type="float">
            <text:p>98.43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3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41992" calcext:value-type="float">
            <text:p>98.4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3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413824" calcext:value-type="float">
            <text:p>98.41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95536" calcext:value-type="float">
            <text:p>98.39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3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86392" calcext:value-type="float">
            <text:p>98.38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3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68104" calcext:value-type="float">
            <text:p>98.36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3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71152" calcext:value-type="float">
            <text:p>98.37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3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71152" calcext:value-type="float">
            <text:p>98.37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4372" calcext:value-type="float">
            <text:p>98.34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3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40672" calcext:value-type="float">
            <text:p>98.34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3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16288" calcext:value-type="float">
            <text:p>98.31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3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07144" calcext:value-type="float">
            <text:p>98.30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3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294952" calcext:value-type="float">
            <text:p>98.29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276664" calcext:value-type="float">
            <text:p>98.27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3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261424" calcext:value-type="float">
            <text:p>98.26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3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25228" calcext:value-type="float">
            <text:p>98.25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3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243136" calcext:value-type="float">
            <text:p>98.24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3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2218" calcext:value-type="float">
            <text:p>98.22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212656" calcext:value-type="float">
            <text:p>98.21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3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94368" calcext:value-type="float">
            <text:p>98.19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3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94368" calcext:value-type="float">
            <text:p>98.19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3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79128" calcext:value-type="float">
            <text:p>98.17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3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82176" calcext:value-type="float">
            <text:p>98.18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54744" calcext:value-type="float">
            <text:p>98.15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3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42552" calcext:value-type="float">
            <text:p>98.14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3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456" calcext:value-type="float">
            <text:p>98.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3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69984" calcext:value-type="float">
            <text:p>98.16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3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7608" calcext:value-type="float">
            <text:p>98.1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82176" calcext:value-type="float">
            <text:p>98.18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3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48648" calcext:value-type="float">
            <text:p>98.14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3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243136" calcext:value-type="float">
            <text:p>98.24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3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27312" calcext:value-type="float">
            <text:p>98.12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3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9132" calcext:value-type="float">
            <text:p>98.19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75496" calcext:value-type="float">
            <text:p>98.07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3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72448" calcext:value-type="float">
            <text:p>98.07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3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48064" calcext:value-type="float">
            <text:p>98.04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3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26728" calcext:value-type="float">
            <text:p>98.02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3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05392" calcext:value-type="float">
            <text:p>98.00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7796" calcext:value-type="float">
            <text:p>97.97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3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23096" calcext:value-type="float">
            <text:p>97.92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3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74328" calcext:value-type="float">
            <text:p>97.87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3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49944" calcext:value-type="float">
            <text:p>97.84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3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13368" calcext:value-type="float">
            <text:p>97.81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92032" calcext:value-type="float">
            <text:p>97.79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3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76792" calcext:value-type="float">
            <text:p>97.77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3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46312" calcext:value-type="float">
            <text:p>97.74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3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1888" calcext:value-type="float">
            <text:p>97.7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3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15832" calcext:value-type="float">
            <text:p>97.71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09736" calcext:value-type="float">
            <text:p>97.70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3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85352" calcext:value-type="float">
            <text:p>97.68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3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70112" calcext:value-type="float">
            <text:p>97.67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3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45728" calcext:value-type="float">
            <text:p>97.64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3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33536" calcext:value-type="float">
            <text:p>97.63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4268" calcext:value-type="float">
            <text:p>97.64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3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33536" calcext:value-type="float">
            <text:p>97.63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3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33536" calcext:value-type="float">
            <text:p>97.63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3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18296" calcext:value-type="float">
            <text:p>97.61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3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33536" calcext:value-type="float">
            <text:p>97.63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3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2744" calcext:value-type="float">
            <text:p>97.6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18296" calcext:value-type="float">
            <text:p>97.61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3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18296" calcext:value-type="float">
            <text:p>97.61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3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21344" calcext:value-type="float">
            <text:p>97.62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3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33536" calcext:value-type="float">
            <text:p>97.63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3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4268" calcext:value-type="float">
            <text:p>97.64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36584" calcext:value-type="float">
            <text:p>97.63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3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4268" calcext:value-type="float">
            <text:p>97.64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3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36584" calcext:value-type="float">
            <text:p>97.63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3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60968" calcext:value-type="float">
            <text:p>97.66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3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76208" calcext:value-type="float">
            <text:p>97.67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94496" calcext:value-type="float">
            <text:p>97.69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3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82304" calcext:value-type="float">
            <text:p>97.68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3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7316" calcext:value-type="float">
            <text:p>97.67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3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7316" calcext:value-type="float">
            <text:p>97.67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3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7316" calcext:value-type="float">
            <text:p>97.67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0364" calcext:value-type="float">
            <text:p>97.70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3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09736" calcext:value-type="float">
            <text:p>97.70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3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31072" calcext:value-type="float">
            <text:p>97.73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3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52408" calcext:value-type="float">
            <text:p>97.75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3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37168" calcext:value-type="float">
            <text:p>97.73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28024" calcext:value-type="float">
            <text:p>97.72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3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06688" calcext:value-type="float">
            <text:p>97.70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3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00592" calcext:value-type="float">
            <text:p>97.70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3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94496" calcext:value-type="float">
            <text:p>97.69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3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91448" calcext:value-type="float">
            <text:p>97.69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64016" calcext:value-type="float">
            <text:p>97.66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3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48776" calcext:value-type="float">
            <text:p>97.64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3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51824" calcext:value-type="float">
            <text:p>97.65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3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39632" calcext:value-type="float">
            <text:p>97.63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3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24392" calcext:value-type="float">
            <text:p>97.62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15248" calcext:value-type="float">
            <text:p>97.61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3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06104" calcext:value-type="float">
            <text:p>97.60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3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87816" calcext:value-type="float">
            <text:p>97.58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3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75624" calcext:value-type="float">
            <text:p>97.57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3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57336" calcext:value-type="float">
            <text:p>97.55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29904" calcext:value-type="float">
            <text:p>97.52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3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23808" calcext:value-type="float">
            <text:p>97.52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3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32952" calcext:value-type="float">
            <text:p>97.53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3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32952" calcext:value-type="float">
            <text:p>97.53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3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26856" calcext:value-type="float">
            <text:p>97.52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02472" calcext:value-type="float">
            <text:p>97.50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3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84184" calcext:value-type="float">
            <text:p>97.48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3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65896" calcext:value-type="float">
            <text:p>97.46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3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71992" calcext:value-type="float">
            <text:p>97.47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3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62848" calcext:value-type="float">
            <text:p>97.46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53704" calcext:value-type="float">
            <text:p>97.45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3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20176" calcext:value-type="float">
            <text:p>97.42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3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01888" calcext:value-type="float">
            <text:p>97.40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3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92744" calcext:value-type="float">
            <text:p>97.39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3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836" calcext:value-type="float">
            <text:p>97.3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71408" calcext:value-type="float">
            <text:p>97.37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3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65312" calcext:value-type="float">
            <text:p>97.36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3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56168" calcext:value-type="float">
            <text:p>97.35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3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5312" calcext:value-type="float">
            <text:p>97.3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3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56168" calcext:value-type="float">
            <text:p>97.35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47024" calcext:value-type="float">
            <text:p>97.34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3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19592" calcext:value-type="float">
            <text:p>97.31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3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16544" calcext:value-type="float">
            <text:p>97.31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3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10448" calcext:value-type="float">
            <text:p>97.31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16544" calcext:value-type="float">
            <text:p>97.31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3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9216" calcext:value-type="float">
            <text:p>97.2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79968" calcext:value-type="float">
            <text:p>97.27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3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79968" calcext:value-type="float">
            <text:p>97.27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3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83016" calcext:value-type="float">
            <text:p>97.28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3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7692" calcext:value-type="float">
            <text:p>97.27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3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55584" calcext:value-type="float">
            <text:p>97.25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52536" calcext:value-type="float">
            <text:p>97.25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3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4644" calcext:value-type="float">
            <text:p>97.24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3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28152" calcext:value-type="float">
            <text:p>97.22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3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34248" calcext:value-type="float">
            <text:p>97.23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3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19008" calcext:value-type="float">
            <text:p>97.21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03768" calcext:value-type="float">
            <text:p>97.20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3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19008" calcext:value-type="float">
            <text:p>97.21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3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1596" calcext:value-type="float">
            <text:p>97.21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3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03768" calcext:value-type="float">
            <text:p>97.20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3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88528" calcext:value-type="float">
            <text:p>97.18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88528" calcext:value-type="float">
            <text:p>97.18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3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82432" calcext:value-type="float">
            <text:p>97.18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3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7024" calcext:value-type="float">
            <text:p>97.1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3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51952" calcext:value-type="float">
            <text:p>97.15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3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30616" calcext:value-type="float">
            <text:p>97.13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3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2452" calcext:value-type="float">
            <text:p>97.12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3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15376" calcext:value-type="float">
            <text:p>97.11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3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27568" calcext:value-type="float">
            <text:p>97.12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3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03184" calcext:value-type="float">
            <text:p>97.10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3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9404" calcext:value-type="float">
            <text:p>97.09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3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72704" calcext:value-type="float">
            <text:p>97.07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3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72704" calcext:value-type="float">
            <text:p>97.07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3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60512" calcext:value-type="float">
            <text:p>97.06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3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30032" calcext:value-type="float">
            <text:p>97.03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3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60512" calcext:value-type="float">
            <text:p>97.06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3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51368" calcext:value-type="float">
            <text:p>97.05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3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51368" calcext:value-type="float">
            <text:p>97.05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3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1784" calcext:value-type="float">
            <text:p>97.0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3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4832" calcext:value-type="float">
            <text:p>97.0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3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6356" calcext:value-type="float">
            <text:p>97.06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3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69656" calcext:value-type="float">
            <text:p>97.06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3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54416" calcext:value-type="float">
            <text:p>97.05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3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39176" calcext:value-type="float">
            <text:p>97.03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3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26984" calcext:value-type="float">
            <text:p>97.02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3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23936" calcext:value-type="float">
            <text:p>97.02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3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20888" calcext:value-type="float">
            <text:p>97.02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3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3308" calcext:value-type="float">
            <text:p>97.03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3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30032" calcext:value-type="float">
            <text:p>97.03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3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026" calcext:value-type="float">
            <text:p>97.00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3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05648" calcext:value-type="float">
            <text:p>97.00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3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93456" calcext:value-type="float">
            <text:p>96.99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3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05648" calcext:value-type="float">
            <text:p>97.00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3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1784" calcext:value-type="float">
            <text:p>97.0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3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30032" calcext:value-type="float">
            <text:p>97.03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3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1784" calcext:value-type="float">
            <text:p>97.0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3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11744" calcext:value-type="float">
            <text:p>97.01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3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14792" calcext:value-type="float">
            <text:p>97.01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3-02-06 19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11744" calcext:value-type="float">
            <text:p>97.01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3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8256" calcext:value-type="float">
            <text:p>96.6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3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88656" calcext:value-type="float">
            <text:p>96.68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3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03896" calcext:value-type="float">
            <text:p>96.70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3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91704" calcext:value-type="float">
            <text:p>96.69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3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73416" calcext:value-type="float">
            <text:p>96.67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3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6732" calcext:value-type="float">
            <text:p>96.66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3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58176" calcext:value-type="float">
            <text:p>96.65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3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45984" calcext:value-type="float">
            <text:p>96.64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3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39888" calcext:value-type="float">
            <text:p>96.63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3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42936" calcext:value-type="float">
            <text:p>96.64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3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5208" calcext:value-type="float">
            <text:p>96.6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5208" calcext:value-type="float">
            <text:p>96.6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3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39888" calcext:value-type="float">
            <text:p>96.63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3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3684" calcext:value-type="float">
            <text:p>96.63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3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3684" calcext:value-type="float">
            <text:p>96.63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3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39888" calcext:value-type="float">
            <text:p>96.63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39888" calcext:value-type="float">
            <text:p>96.63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3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45984" calcext:value-type="float">
            <text:p>96.64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33792" calcext:value-type="float">
            <text:p>96.63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27696" calcext:value-type="float">
            <text:p>96.62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3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30744" calcext:value-type="float">
            <text:p>96.63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27696" calcext:value-type="float">
            <text:p>96.62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3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30744" calcext:value-type="float">
            <text:p>96.63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3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49032" calcext:value-type="float">
            <text:p>96.64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3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64272" calcext:value-type="float">
            <text:p>96.66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3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5208" calcext:value-type="float">
            <text:p>96.6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58176" calcext:value-type="float">
            <text:p>96.65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3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6732" calcext:value-type="float">
            <text:p>96.66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3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70368" calcext:value-type="float">
            <text:p>96.67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3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76464" calcext:value-type="float">
            <text:p>96.67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3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64272" calcext:value-type="float">
            <text:p>96.66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70368" calcext:value-type="float">
            <text:p>96.67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3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73416" calcext:value-type="float">
            <text:p>96.67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3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6732" calcext:value-type="float">
            <text:p>96.66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3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73416" calcext:value-type="float">
            <text:p>96.67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3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79512" calcext:value-type="float">
            <text:p>96.67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2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73416" calcext:value-type="float">
            <text:p>96.67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2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85608" calcext:value-type="float">
            <text:p>96.68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2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91704" calcext:value-type="float">
            <text:p>96.69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2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91704" calcext:value-type="float">
            <text:p>96.69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2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03896" calcext:value-type="float">
            <text:p>96.70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2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31328" calcext:value-type="float">
            <text:p>96.73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2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37424" calcext:value-type="float">
            <text:p>96.73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2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978" calcext:value-type="float">
            <text:p>96.69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2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73416" calcext:value-type="float">
            <text:p>96.67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2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58176" calcext:value-type="float">
            <text:p>96.65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2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61224" calcext:value-type="float">
            <text:p>96.66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2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79512" calcext:value-type="float">
            <text:p>96.67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2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6732" calcext:value-type="float">
            <text:p>96.66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2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64272" calcext:value-type="float">
            <text:p>96.66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2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58176" calcext:value-type="float">
            <text:p>96.65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2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58176" calcext:value-type="float">
            <text:p>96.65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2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5208" calcext:value-type="float">
            <text:p>96.6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2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58176" calcext:value-type="float">
            <text:p>96.65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2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5208" calcext:value-type="float">
            <text:p>96.6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2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45984" calcext:value-type="float">
            <text:p>96.64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2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5208" calcext:value-type="float">
            <text:p>96.6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2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58176" calcext:value-type="float">
            <text:p>96.65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2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55128" calcext:value-type="float">
            <text:p>96.65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2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73416" calcext:value-type="float">
            <text:p>96.67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2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73416" calcext:value-type="float">
            <text:p>96.67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2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70368" calcext:value-type="float">
            <text:p>96.67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2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73416" calcext:value-type="float">
            <text:p>96.67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2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64272" calcext:value-type="float">
            <text:p>96.66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2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88656" calcext:value-type="float">
            <text:p>96.68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2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79512" calcext:value-type="float">
            <text:p>96.67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2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85608" calcext:value-type="float">
            <text:p>96.68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2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00848" calcext:value-type="float">
            <text:p>96.70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2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85608" calcext:value-type="float">
            <text:p>96.68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2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88656" calcext:value-type="float">
            <text:p>96.68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2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03896" calcext:value-type="float">
            <text:p>96.70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2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94752" calcext:value-type="float">
            <text:p>96.69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2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03896" calcext:value-type="float">
            <text:p>96.70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2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19136" calcext:value-type="float">
            <text:p>96.71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2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1304" calcext:value-type="float">
            <text:p>96.7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2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22184" calcext:value-type="float">
            <text:p>96.72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2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31328" calcext:value-type="float">
            <text:p>96.73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2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31328" calcext:value-type="float">
            <text:p>96.73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2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34376" calcext:value-type="float">
            <text:p>96.73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2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25232" calcext:value-type="float">
            <text:p>96.72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2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19136" calcext:value-type="float">
            <text:p>96.71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2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22184" calcext:value-type="float">
            <text:p>96.72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2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19136" calcext:value-type="float">
            <text:p>96.71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2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88656" calcext:value-type="float">
            <text:p>96.68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2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73416" calcext:value-type="float">
            <text:p>96.67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2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45984" calcext:value-type="float">
            <text:p>96.64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2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42936" calcext:value-type="float">
            <text:p>96.64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2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33792" calcext:value-type="float">
            <text:p>96.63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2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55128" calcext:value-type="float">
            <text:p>96.65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2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79512" calcext:value-type="float">
            <text:p>96.67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2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978" calcext:value-type="float">
            <text:p>96.69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2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06944" calcext:value-type="float">
            <text:p>96.70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03896" calcext:value-type="float">
            <text:p>96.70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2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34376" calcext:value-type="float">
            <text:p>96.73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2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37424" calcext:value-type="float">
            <text:p>96.73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2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64856" calcext:value-type="float">
            <text:p>96.76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2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8924" calcext:value-type="float">
            <text:p>96.78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2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0448" calcext:value-type="float">
            <text:p>96.8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22768" calcext:value-type="float">
            <text:p>96.82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2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38008" calcext:value-type="float">
            <text:p>96.83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2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62392" calcext:value-type="float">
            <text:p>96.86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2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74584" calcext:value-type="float">
            <text:p>96.87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2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86776" calcext:value-type="float">
            <text:p>96.88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9592" calcext:value-type="float">
            <text:p>96.8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2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1116" calcext:value-type="float">
            <text:p>96.91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2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38592" calcext:value-type="float">
            <text:p>96.93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2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50784" calcext:value-type="float">
            <text:p>96.95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2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78216" calcext:value-type="float">
            <text:p>96.97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93456" calcext:value-type="float">
            <text:p>96.99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2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23936" calcext:value-type="float">
            <text:p>97.02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2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39176" calcext:value-type="float">
            <text:p>97.03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2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54416" calcext:value-type="float">
            <text:p>97.05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2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66608" calcext:value-type="float">
            <text:p>97.06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81848" calcext:value-type="float">
            <text:p>97.08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2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87944" calcext:value-type="float">
            <text:p>97.08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2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87944" calcext:value-type="float">
            <text:p>97.08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2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00136" calcext:value-type="float">
            <text:p>97.10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2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0928" calcext:value-type="float">
            <text:p>97.1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3976" calcext:value-type="float">
            <text:p>97.1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2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76336" calcext:value-type="float">
            <text:p>97.17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2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8548" calcext:value-type="float">
            <text:p>97.18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2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06816" calcext:value-type="float">
            <text:p>97.20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2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03768" calcext:value-type="float">
            <text:p>97.20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09864" calcext:value-type="float">
            <text:p>97.20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2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0072" calcext:value-type="float">
            <text:p>97.2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2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12912" calcext:value-type="float">
            <text:p>97.21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2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28152" calcext:value-type="float">
            <text:p>97.22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2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28152" calcext:value-type="float">
            <text:p>97.22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25104" calcext:value-type="float">
            <text:p>97.22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2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12912" calcext:value-type="float">
            <text:p>97.21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2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43392" calcext:value-type="float">
            <text:p>97.24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2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19008" calcext:value-type="float">
            <text:p>97.21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2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34248" calcext:value-type="float">
            <text:p>97.23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40344" calcext:value-type="float">
            <text:p>97.24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2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43392" calcext:value-type="float">
            <text:p>97.24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2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6168" calcext:value-type="float">
            <text:p>97.2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2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6168" calcext:value-type="float">
            <text:p>97.2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2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58632" calcext:value-type="float">
            <text:p>97.25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43392" calcext:value-type="float">
            <text:p>97.24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2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43392" calcext:value-type="float">
            <text:p>97.24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2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43392" calcext:value-type="float">
            <text:p>97.24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2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49488" calcext:value-type="float">
            <text:p>97.24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2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55584" calcext:value-type="float">
            <text:p>97.25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52536" calcext:value-type="float">
            <text:p>97.25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2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6168" calcext:value-type="float">
            <text:p>97.2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2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64728" calcext:value-type="float">
            <text:p>97.26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2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67776" calcext:value-type="float">
            <text:p>97.26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2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95208" calcext:value-type="float">
            <text:p>97.29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13496" calcext:value-type="float">
            <text:p>97.31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2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28736" calcext:value-type="float">
            <text:p>97.32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2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43976" calcext:value-type="float">
            <text:p>97.34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2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836" calcext:value-type="float">
            <text:p>97.3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2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23224" calcext:value-type="float">
            <text:p>97.42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56752" calcext:value-type="float">
            <text:p>97.45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2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87232" calcext:value-type="float">
            <text:p>97.48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2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29904" calcext:value-type="float">
            <text:p>97.52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2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60384" calcext:value-type="float">
            <text:p>97.56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2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00008" calcext:value-type="float">
            <text:p>97.60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2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24392" calcext:value-type="float">
            <text:p>97.62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5792" calcext:value-type="float">
            <text:p>97.6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2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79256" calcext:value-type="float">
            <text:p>97.67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2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1888" calcext:value-type="float">
            <text:p>97.7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2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43264" calcext:value-type="float">
            <text:p>97.74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2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67648" calcext:value-type="float">
            <text:p>97.76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7984" calcext:value-type="float">
            <text:p>97.7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2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07272" calcext:value-type="float">
            <text:p>97.80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2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31656" calcext:value-type="float">
            <text:p>97.83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2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74328" calcext:value-type="float">
            <text:p>97.87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2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0176" calcext:value-type="float">
            <text:p>97.9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50528" calcext:value-type="float">
            <text:p>97.95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2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87104" calcext:value-type="float">
            <text:p>97.98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2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60256" calcext:value-type="float">
            <text:p>98.06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2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96832" calcext:value-type="float">
            <text:p>98.09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2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9988" calcext:value-type="float">
            <text:p>98.09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02928" calcext:value-type="float">
            <text:p>98.10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2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02928" calcext:value-type="float">
            <text:p>98.10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2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09024" calcext:value-type="float">
            <text:p>98.10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2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9988" calcext:value-type="float">
            <text:p>98.09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2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3036" calcext:value-type="float">
            <text:p>98.13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48648" calcext:value-type="float">
            <text:p>98.14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2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42552" calcext:value-type="float">
            <text:p>98.14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2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3036" calcext:value-type="float">
            <text:p>98.13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2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1512" calcext:value-type="float">
            <text:p>98.1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2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33408" calcext:value-type="float">
            <text:p>98.13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456" calcext:value-type="float">
            <text:p>98.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2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27312" calcext:value-type="float">
            <text:p>98.12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2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09024" calcext:value-type="float">
            <text:p>98.10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2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05976" calcext:value-type="float">
            <text:p>98.10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2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02928" calcext:value-type="float">
            <text:p>98.10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2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90736" calcext:value-type="float">
            <text:p>98.09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05976" calcext:value-type="float">
            <text:p>98.10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2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96832" calcext:value-type="float">
            <text:p>98.09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2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66352" calcext:value-type="float">
            <text:p>98.06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2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694" calcext:value-type="float">
            <text:p>98.06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2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29776" calcext:value-type="float">
            <text:p>98.02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20632" calcext:value-type="float">
            <text:p>98.02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2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87104" calcext:value-type="float">
            <text:p>97.98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2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59672" calcext:value-type="float">
            <text:p>97.95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2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5604" calcext:value-type="float">
            <text:p>97.85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2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46896" calcext:value-type="float">
            <text:p>97.84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5604" calcext:value-type="float">
            <text:p>97.85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2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62136" calcext:value-type="float">
            <text:p>97.86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2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0176" calcext:value-type="float">
            <text:p>97.9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2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35288" calcext:value-type="float">
            <text:p>97.93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2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4748" calcext:value-type="float">
            <text:p>97.94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10904" calcext:value-type="float">
            <text:p>97.91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2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07856" calcext:value-type="float">
            <text:p>97.90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2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0176" calcext:value-type="float">
            <text:p>97.9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2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0176" calcext:value-type="float">
            <text:p>97.9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2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62136" calcext:value-type="float">
            <text:p>97.86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83472" calcext:value-type="float">
            <text:p>97.88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2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95664" calcext:value-type="float">
            <text:p>97.89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2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89568" calcext:value-type="float">
            <text:p>97.88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2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74328" calcext:value-type="float">
            <text:p>97.87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2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59088" calcext:value-type="float">
            <text:p>97.85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52992" calcext:value-type="float">
            <text:p>97.85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2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408" calcext:value-type="float">
            <text:p>97.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2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408" calcext:value-type="float">
            <text:p>97.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2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65184" calcext:value-type="float">
            <text:p>97.86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2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46896" calcext:value-type="float">
            <text:p>97.84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22512" calcext:value-type="float">
            <text:p>97.82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2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37752" calcext:value-type="float">
            <text:p>97.83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2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28608" calcext:value-type="float">
            <text:p>97.82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2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2556" calcext:value-type="float">
            <text:p>97.82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2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13368" calcext:value-type="float">
            <text:p>97.81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04224" calcext:value-type="float">
            <text:p>97.80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2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73744" calcext:value-type="float">
            <text:p>97.77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2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55456" calcext:value-type="float">
            <text:p>97.75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2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61552" calcext:value-type="float">
            <text:p>97.76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2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46312" calcext:value-type="float">
            <text:p>97.74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21928" calcext:value-type="float">
            <text:p>97.72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2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15832" calcext:value-type="float">
            <text:p>97.71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2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06688" calcext:value-type="float">
            <text:p>97.70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2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0364" calcext:value-type="float">
            <text:p>97.70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2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7316" calcext:value-type="float">
            <text:p>97.67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70112" calcext:value-type="float">
            <text:p>97.67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2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51824" calcext:value-type="float">
            <text:p>97.65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2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48776" calcext:value-type="float">
            <text:p>97.64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2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15248" calcext:value-type="float">
            <text:p>97.61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2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18296" calcext:value-type="float">
            <text:p>97.61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9696" calcext:value-type="float">
            <text:p>97.5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2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90864" calcext:value-type="float">
            <text:p>97.59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2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78672" calcext:value-type="float">
            <text:p>97.57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2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6648" calcext:value-type="float">
            <text:p>97.5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2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42096" calcext:value-type="float">
            <text:p>97.54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48192" calcext:value-type="float">
            <text:p>97.54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2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48192" calcext:value-type="float">
            <text:p>97.54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2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8172" calcext:value-type="float">
            <text:p>97.58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2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8172" calcext:value-type="float">
            <text:p>97.58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2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75624" calcext:value-type="float">
            <text:p>97.57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2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60384" calcext:value-type="float">
            <text:p>97.56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57336" calcext:value-type="float">
            <text:p>97.55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2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48192" calcext:value-type="float">
            <text:p>97.54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2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54288" calcext:value-type="float">
            <text:p>97.55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2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57336" calcext:value-type="float">
            <text:p>97.55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2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63432" calcext:value-type="float">
            <text:p>97.56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75624" calcext:value-type="float">
            <text:p>97.57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2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84768" calcext:value-type="float">
            <text:p>97.58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2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8172" calcext:value-type="float">
            <text:p>97.58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2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18296" calcext:value-type="float">
            <text:p>97.61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2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15248" calcext:value-type="float">
            <text:p>97.61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00008" calcext:value-type="float">
            <text:p>97.60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2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87816" calcext:value-type="float">
            <text:p>97.58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2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84768" calcext:value-type="float">
            <text:p>97.58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2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72576" calcext:value-type="float">
            <text:p>97.57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2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60384" calcext:value-type="float">
            <text:p>97.56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42096" calcext:value-type="float">
            <text:p>97.54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2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32952" calcext:value-type="float">
            <text:p>97.53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2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26856" calcext:value-type="float">
            <text:p>97.52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2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29904" calcext:value-type="float">
            <text:p>97.52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2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29904" calcext:value-type="float">
            <text:p>97.52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2076" calcext:value-type="float">
            <text:p>97.52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2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17712" calcext:value-type="float">
            <text:p>97.51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2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11616" calcext:value-type="float">
            <text:p>97.51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2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11616" calcext:value-type="float">
            <text:p>97.51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2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17712" calcext:value-type="float">
            <text:p>97.51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26856" calcext:value-type="float">
            <text:p>97.52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2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32952" calcext:value-type="float">
            <text:p>97.53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2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45144" calcext:value-type="float">
            <text:p>97.54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2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32952" calcext:value-type="float">
            <text:p>97.53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2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5124" calcext:value-type="float">
            <text:p>97.55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6648" calcext:value-type="float">
            <text:p>97.5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2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42096" calcext:value-type="float">
            <text:p>97.54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2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57336" calcext:value-type="float">
            <text:p>97.55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2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57336" calcext:value-type="float">
            <text:p>97.55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2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84768" calcext:value-type="float">
            <text:p>97.58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122" calcext:value-type="float">
            <text:p>97.61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2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78672" calcext:value-type="float">
            <text:p>97.57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2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93912" calcext:value-type="float">
            <text:p>97.59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2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8172" calcext:value-type="float">
            <text:p>97.58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2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03056" calcext:value-type="float">
            <text:p>97.60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78672" calcext:value-type="float">
            <text:p>97.57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2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6648" calcext:value-type="float">
            <text:p>97.5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2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93912" calcext:value-type="float">
            <text:p>97.59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2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6648" calcext:value-type="float">
            <text:p>97.5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2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6648" calcext:value-type="float">
            <text:p>97.5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54288" calcext:value-type="float">
            <text:p>97.55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2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39048" calcext:value-type="float">
            <text:p>97.53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2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29904" calcext:value-type="float">
            <text:p>97.52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2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0552" calcext:value-type="float">
            <text:p>97.5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2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08568" calcext:value-type="float">
            <text:p>97.50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45144" calcext:value-type="float">
            <text:p>97.54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37296" calcext:value-type="float">
            <text:p>97.23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2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67776" calcext:value-type="float">
            <text:p>97.26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2-02-18 21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6356" calcext:value-type="float">
            <text:p>97.06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2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50584" calcext:value-type="float">
            <text:p>95.35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2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35344" calcext:value-type="float">
            <text:p>95.33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2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1764" calcext:value-type="float">
            <text:p>95.41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2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6524" calcext:value-type="float">
            <text:p>95.26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2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56096" calcext:value-type="float">
            <text:p>95.25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2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59144" calcext:value-type="float">
            <text:p>95.25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2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59144" calcext:value-type="float">
            <text:p>95.25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2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74384" calcext:value-type="float">
            <text:p>95.27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2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83528" calcext:value-type="float">
            <text:p>95.28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2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53048" calcext:value-type="float">
            <text:p>95.25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2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31712" calcext:value-type="float">
            <text:p>95.23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2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92088" calcext:value-type="float">
            <text:p>95.19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2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64656" calcext:value-type="float">
            <text:p>95.16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2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37224" calcext:value-type="float">
            <text:p>95.13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2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00648" calcext:value-type="float">
            <text:p>95.10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2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48832" calcext:value-type="float">
            <text:p>95.04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27496" calcext:value-type="float">
            <text:p>95.02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2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48832" calcext:value-type="float">
            <text:p>95.04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2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73216" calcext:value-type="float">
            <text:p>95.07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2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61024" calcext:value-type="float">
            <text:p>95.06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2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73216" calcext:value-type="float">
            <text:p>95.07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2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1952" calcext:value-type="float">
            <text:p>95.2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1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13424" calcext:value-type="float">
            <text:p>95.21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1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31712" calcext:value-type="float">
            <text:p>95.23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1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28664" calcext:value-type="float">
            <text:p>95.22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1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40856" calcext:value-type="float">
            <text:p>95.24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1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1952" calcext:value-type="float">
            <text:p>95.2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1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59144" calcext:value-type="float">
            <text:p>95.25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1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52464" calcext:value-type="float">
            <text:p>95.15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1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67704" calcext:value-type="float">
            <text:p>95.16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1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67704" calcext:value-type="float">
            <text:p>95.16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1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49416" calcext:value-type="float">
            <text:p>95.14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1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55512" calcext:value-type="float">
            <text:p>95.15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1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2808" calcext:value-type="float">
            <text:p>95.1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1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46368" calcext:value-type="float">
            <text:p>95.14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1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5856" calcext:value-type="float">
            <text:p>95.1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1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37224" calcext:value-type="float">
            <text:p>95.13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1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25032" calcext:value-type="float">
            <text:p>95.12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1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31128" calcext:value-type="float">
            <text:p>95.13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1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34176" calcext:value-type="float">
            <text:p>95.13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1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06744" calcext:value-type="float">
            <text:p>95.10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1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37224" calcext:value-type="float">
            <text:p>95.13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1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09792" calcext:value-type="float">
            <text:p>95.10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1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2808" calcext:value-type="float">
            <text:p>95.1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1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64656" calcext:value-type="float">
            <text:p>95.16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1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67704" calcext:value-type="float">
            <text:p>95.16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1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58632" calcext:value-type="float">
            <text:p>97.25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1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67776" calcext:value-type="float">
            <text:p>97.26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1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52536" calcext:value-type="float">
            <text:p>97.25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1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79968" calcext:value-type="float">
            <text:p>97.27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1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67776" calcext:value-type="float">
            <text:p>97.26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1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95208" calcext:value-type="float">
            <text:p>97.29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1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34832" calcext:value-type="float">
            <text:p>97.33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1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56168" calcext:value-type="float">
            <text:p>97.35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1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5312" calcext:value-type="float">
            <text:p>97.3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1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74456" calcext:value-type="float">
            <text:p>97.37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1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77504" calcext:value-type="float">
            <text:p>97.37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1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89696" calcext:value-type="float">
            <text:p>97.38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1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89696" calcext:value-type="float">
            <text:p>97.38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1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836" calcext:value-type="float">
            <text:p>97.3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1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01888" calcext:value-type="float">
            <text:p>97.40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17128" calcext:value-type="float">
            <text:p>97.41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1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20176" calcext:value-type="float">
            <text:p>97.42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1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32368" calcext:value-type="float">
            <text:p>97.43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38464" calcext:value-type="float">
            <text:p>97.43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1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56752" calcext:value-type="float">
            <text:p>97.45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1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53704" calcext:value-type="float">
            <text:p>97.45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1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62848" calcext:value-type="float">
            <text:p>97.46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1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84184" calcext:value-type="float">
            <text:p>97.48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1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14664" calcext:value-type="float">
            <text:p>97.51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14664" calcext:value-type="float">
            <text:p>97.51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1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23808" calcext:value-type="float">
            <text:p>97.52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1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29904" calcext:value-type="float">
            <text:p>97.52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1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36" calcext:value-type="float">
            <text:p>97.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1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32952" calcext:value-type="float">
            <text:p>97.53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1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54288" calcext:value-type="float">
            <text:p>97.55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1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72576" calcext:value-type="float">
            <text:p>97.57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1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45144" calcext:value-type="float">
            <text:p>97.54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1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26856" calcext:value-type="float">
            <text:p>97.52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1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26856" calcext:value-type="float">
            <text:p>97.52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1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96376" calcext:value-type="float">
            <text:p>97.49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1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2076" calcext:value-type="float">
            <text:p>97.52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1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42096" calcext:value-type="float">
            <text:p>97.54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1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36" calcext:value-type="float">
            <text:p>97.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23808" calcext:value-type="float">
            <text:p>97.52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1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14664" calcext:value-type="float">
            <text:p>97.51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0552" calcext:value-type="float">
            <text:p>97.5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1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84184" calcext:value-type="float">
            <text:p>97.48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1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62848" calcext:value-type="float">
            <text:p>97.46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1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56752" calcext:value-type="float">
            <text:p>97.45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1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68944" calcext:value-type="float">
            <text:p>97.46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1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84184" calcext:value-type="float">
            <text:p>97.48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1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65896" calcext:value-type="float">
            <text:p>97.46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1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71992" calcext:value-type="float">
            <text:p>97.47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1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68944" calcext:value-type="float">
            <text:p>97.46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1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4456" calcext:value-type="float">
            <text:p>97.4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1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53704" calcext:value-type="float">
            <text:p>97.45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1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68944" calcext:value-type="float">
            <text:p>97.46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1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9028" calcext:value-type="float">
            <text:p>97.49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1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84768" calcext:value-type="float">
            <text:p>97.58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1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26856" calcext:value-type="float">
            <text:p>97.52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1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71992" calcext:value-type="float">
            <text:p>97.47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1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62848" calcext:value-type="float">
            <text:p>97.46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1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47608" calcext:value-type="float">
            <text:p>97.44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1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4456" calcext:value-type="float">
            <text:p>97.4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1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50656" calcext:value-type="float">
            <text:p>97.45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1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68944" calcext:value-type="float">
            <text:p>97.46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1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84184" calcext:value-type="float">
            <text:p>97.48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1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96376" calcext:value-type="float">
            <text:p>97.49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1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2076" calcext:value-type="float">
            <text:p>97.52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1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90864" calcext:value-type="float">
            <text:p>97.59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1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00008" calcext:value-type="float">
            <text:p>97.60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1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69528" calcext:value-type="float">
            <text:p>97.56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1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36" calcext:value-type="float">
            <text:p>97.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1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02472" calcext:value-type="float">
            <text:p>97.50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1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96376" calcext:value-type="float">
            <text:p>97.49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1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29904" calcext:value-type="float">
            <text:p>97.52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1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62848" calcext:value-type="float">
            <text:p>97.46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1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71992" calcext:value-type="float">
            <text:p>97.47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1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65896" calcext:value-type="float">
            <text:p>97.46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1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598" calcext:value-type="float">
            <text:p>97.45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1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47608" calcext:value-type="float">
            <text:p>97.44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1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68944" calcext:value-type="float">
            <text:p>97.46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1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99424" calcext:value-type="float">
            <text:p>97.49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1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78088" calcext:value-type="float">
            <text:p>97.47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1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11032" calcext:value-type="float">
            <text:p>97.41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1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34832" calcext:value-type="float">
            <text:p>97.33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1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6168" calcext:value-type="float">
            <text:p>97.2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1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25104" calcext:value-type="float">
            <text:p>97.22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1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4644" calcext:value-type="float">
            <text:p>97.24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1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34248" calcext:value-type="float">
            <text:p>97.23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1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25104" calcext:value-type="float">
            <text:p>97.22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1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34248" calcext:value-type="float">
            <text:p>97.23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1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22056" calcext:value-type="float">
            <text:p>97.22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1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312" calcext:value-type="float">
            <text:p>97.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1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1596" calcext:value-type="float">
            <text:p>97.21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1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43392" calcext:value-type="float">
            <text:p>97.24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1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70824" calcext:value-type="float">
            <text:p>97.27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1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55584" calcext:value-type="float">
            <text:p>97.25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1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19592" calcext:value-type="float">
            <text:p>97.31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1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28736" calcext:value-type="float">
            <text:p>97.32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1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43392" calcext:value-type="float">
            <text:p>97.24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1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8548" calcext:value-type="float">
            <text:p>97.18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1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0928" calcext:value-type="float">
            <text:p>97.1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1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90992" calcext:value-type="float">
            <text:p>97.09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51368" calcext:value-type="float">
            <text:p>97.05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1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20888" calcext:value-type="float">
            <text:p>97.02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1116" calcext:value-type="float">
            <text:p>96.91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1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9592" calcext:value-type="float">
            <text:p>96.8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1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95336" calcext:value-type="float">
            <text:p>96.79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1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07528" calcext:value-type="float">
            <text:p>96.80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1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13624" calcext:value-type="float">
            <text:p>96.81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1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22768" calcext:value-type="float">
            <text:p>96.82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1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1972" calcext:value-type="float">
            <text:p>96.81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1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01432" calcext:value-type="float">
            <text:p>96.80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1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28864" calcext:value-type="float">
            <text:p>96.82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1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06944" calcext:value-type="float">
            <text:p>96.70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1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30744" calcext:value-type="float">
            <text:p>96.63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1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24648" calcext:value-type="float">
            <text:p>96.62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1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12456" calcext:value-type="float">
            <text:p>96.61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1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49032" calcext:value-type="float">
            <text:p>96.64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1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73416" calcext:value-type="float">
            <text:p>96.67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8256" calcext:value-type="float">
            <text:p>96.6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1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03896" calcext:value-type="float">
            <text:p>96.70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03896" calcext:value-type="float">
            <text:p>96.70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0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09992" calcext:value-type="float">
            <text:p>96.70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0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40472" calcext:value-type="float">
            <text:p>96.74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0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52664" calcext:value-type="float">
            <text:p>96.75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0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70952" calcext:value-type="float">
            <text:p>96.77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0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77048" calcext:value-type="float">
            <text:p>96.77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0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98384" calcext:value-type="float">
            <text:p>96.79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0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86192" calcext:value-type="float">
            <text:p>96.78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0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01432" calcext:value-type="float">
            <text:p>96.80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0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22768" calcext:value-type="float">
            <text:p>96.82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0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1972" calcext:value-type="float">
            <text:p>96.81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0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16672" calcext:value-type="float">
            <text:p>96.81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0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56296" calcext:value-type="float">
            <text:p>96.85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0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71536" calcext:value-type="float">
            <text:p>96.87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0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35544" calcext:value-type="float">
            <text:p>96.93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0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7212" calcext:value-type="float">
            <text:p>96.97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0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11744" calcext:value-type="float">
            <text:p>97.01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0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23936" calcext:value-type="float">
            <text:p>97.02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0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3308" calcext:value-type="float">
            <text:p>97.03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0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72704" calcext:value-type="float">
            <text:p>97.07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0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81848" calcext:value-type="float">
            <text:p>97.08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0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27568" calcext:value-type="float">
            <text:p>97.12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0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312" calcext:value-type="float">
            <text:p>97.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0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4456" calcext:value-type="float">
            <text:p>97.4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0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17712" calcext:value-type="float">
            <text:p>97.51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0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87232" calcext:value-type="float">
            <text:p>97.48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0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53704" calcext:value-type="float">
            <text:p>97.45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0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68944" calcext:value-type="float">
            <text:p>97.46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0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0552" calcext:value-type="float">
            <text:p>97.5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0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23808" calcext:value-type="float">
            <text:p>97.52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0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53704" calcext:value-type="float">
            <text:p>97.45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0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41512" calcext:value-type="float">
            <text:p>97.44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0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77504" calcext:value-type="float">
            <text:p>97.37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0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92744" calcext:value-type="float">
            <text:p>97.39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0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28736" calcext:value-type="float">
            <text:p>97.32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0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67776" calcext:value-type="float">
            <text:p>97.26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0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25104" calcext:value-type="float">
            <text:p>97.22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0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28152" calcext:value-type="float">
            <text:p>97.22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0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94624" calcext:value-type="float">
            <text:p>97.19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0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21472" calcext:value-type="float">
            <text:p>97.12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0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0928" calcext:value-type="float">
            <text:p>97.1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0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1784" calcext:value-type="float">
            <text:p>97.0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0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86776" calcext:value-type="float">
            <text:p>96.88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0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07528" calcext:value-type="float">
            <text:p>96.80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0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61808" calcext:value-type="float">
            <text:p>96.76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0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51368" calcext:value-type="float">
            <text:p>97.05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0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8924" calcext:value-type="float">
            <text:p>96.78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0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5876" calcext:value-type="float">
            <text:p>96.75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0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09992" calcext:value-type="float">
            <text:p>96.70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0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216" calcext:value-type="float">
            <text:p>96.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0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63688" calcext:value-type="float">
            <text:p>96.56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0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60056" calcext:value-type="float">
            <text:p>96.46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0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3872" calcext:value-type="float">
            <text:p>96.4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0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47864" calcext:value-type="float">
            <text:p>96.44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0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26528" calcext:value-type="float">
            <text:p>96.42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0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80808" calcext:value-type="float">
            <text:p>96.38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0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56424" calcext:value-type="float">
            <text:p>96.35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0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25944" calcext:value-type="float">
            <text:p>96.32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0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25944" calcext:value-type="float">
            <text:p>96.32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0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22896" calcext:value-type="float">
            <text:p>96.32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0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25944" calcext:value-type="float">
            <text:p>96.32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0-02-17 17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74128" calcext:value-type="float">
            <text:p>96.27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0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2536" calcext:value-type="float">
            <text:p>96.2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0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1012" calcext:value-type="float">
            <text:p>96.21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0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82688" calcext:value-type="float">
            <text:p>96.18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0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73544" calcext:value-type="float">
            <text:p>96.17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0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46112" calcext:value-type="float">
            <text:p>96.14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0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46112" calcext:value-type="float">
            <text:p>96.14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46112" calcext:value-type="float">
            <text:p>96.14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0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1868" calcext:value-type="float">
            <text:p>96.11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20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79056" calcext:value-type="float">
            <text:p>96.07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9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5772" calcext:value-type="float">
            <text:p>96.05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9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39432" calcext:value-type="float">
            <text:p>96.03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9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5772" calcext:value-type="float">
            <text:p>96.05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9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15048" calcext:value-type="float">
            <text:p>96.01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9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45528" calcext:value-type="float">
            <text:p>96.04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9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33336" calcext:value-type="float">
            <text:p>96.03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9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24192" calcext:value-type="float">
            <text:p>96.02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9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05904" calcext:value-type="float">
            <text:p>96.00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9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18096" calcext:value-type="float">
            <text:p>96.01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9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54672" calcext:value-type="float">
            <text:p>96.05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9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48576" calcext:value-type="float">
            <text:p>96.04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9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00392" calcext:value-type="float">
            <text:p>96.10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9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55256" calcext:value-type="float">
            <text:p>96.15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9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76592" calcext:value-type="float">
            <text:p>96.17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9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15632" calcext:value-type="float">
            <text:p>96.11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9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40016" calcext:value-type="float">
            <text:p>96.14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9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58304" calcext:value-type="float">
            <text:p>96.15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9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7964" calcext:value-type="float">
            <text:p>96.17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9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70496" calcext:value-type="float">
            <text:p>96.17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9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00976" calcext:value-type="float">
            <text:p>96.20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9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3392" calcext:value-type="float">
            <text:p>96.1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9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00392" calcext:value-type="float">
            <text:p>96.10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9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94296" calcext:value-type="float">
            <text:p>96.09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9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5772" calcext:value-type="float">
            <text:p>96.05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9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48576" calcext:value-type="float">
            <text:p>96.04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9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30288" calcext:value-type="float">
            <text:p>96.03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9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91248" calcext:value-type="float">
            <text:p>96.09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9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5772" calcext:value-type="float">
            <text:p>96.05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9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54672" calcext:value-type="float">
            <text:p>96.05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9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9676" calcext:value-type="float">
            <text:p>95.99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9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2056" calcext:value-type="float">
            <text:p>95.9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9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65696" calcext:value-type="float">
            <text:p>95.86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9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95592" calcext:value-type="float">
            <text:p>95.79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9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73672" calcext:value-type="float">
            <text:p>95.67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9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09664" calcext:value-type="float">
            <text:p>95.60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9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0908" calcext:value-type="float">
            <text:p>95.50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9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45072" calcext:value-type="float">
            <text:p>95.44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9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93256" calcext:value-type="float">
            <text:p>95.39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9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46952" calcext:value-type="float">
            <text:p>95.24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9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13424" calcext:value-type="float">
            <text:p>95.21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9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22568" calcext:value-type="float">
            <text:p>95.22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9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76848" calcext:value-type="float">
            <text:p>95.17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9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61608" calcext:value-type="float">
            <text:p>95.16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9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976" calcext:value-type="float">
            <text:p>95.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9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84824" calcext:value-type="float">
            <text:p>94.98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9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6044" calcext:value-type="float">
            <text:p>94.96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9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36056" calcext:value-type="float">
            <text:p>94.93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9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96432" calcext:value-type="float">
            <text:p>94.89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9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05576" calcext:value-type="float">
            <text:p>94.90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9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72048" calcext:value-type="float">
            <text:p>94.87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9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95848" calcext:value-type="float">
            <text:p>94.79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9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3184" calcext:value-type="float">
            <text:p>94.7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9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7088" calcext:value-type="float">
            <text:p>94.6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9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00776" calcext:value-type="float">
            <text:p>94.60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9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39816" calcext:value-type="float">
            <text:p>94.53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9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7276" calcext:value-type="float">
            <text:p>94.47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9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17896" calcext:value-type="float">
            <text:p>94.41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9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341696" calcext:value-type="float">
            <text:p>94.34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9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314264" calcext:value-type="float">
            <text:p>94.31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9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171008" calcext:value-type="float">
            <text:p>94.17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9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097856" calcext:value-type="float">
            <text:p>94.09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9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06128" calcext:value-type="float">
            <text:p>94.0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9-02-11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107" calcext:value-type="float">
            <text:p>94.1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9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50128" calcext:value-type="float">
            <text:p>94.75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9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01944" calcext:value-type="float">
            <text:p>94.80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9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50712" calcext:value-type="float">
            <text:p>94.85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9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1472" calcext:value-type="float">
            <text:p>94.9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9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42152" calcext:value-type="float">
            <text:p>94.94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9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81776" calcext:value-type="float">
            <text:p>94.98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9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33592" calcext:value-type="float">
            <text:p>95.03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9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73216" calcext:value-type="float">
            <text:p>95.07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8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37224" calcext:value-type="float">
            <text:p>95.13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8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52464" calcext:value-type="float">
            <text:p>95.15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8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55512" calcext:value-type="float">
            <text:p>95.15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8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98184" calcext:value-type="float">
            <text:p>95.19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8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0428" calcext:value-type="float">
            <text:p>95.20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8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37808" calcext:value-type="float">
            <text:p>95.23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8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44488" calcext:value-type="float">
            <text:p>95.34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8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20104" calcext:value-type="float">
            <text:p>95.32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8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99352" calcext:value-type="float">
            <text:p>95.39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8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45072" calcext:value-type="float">
            <text:p>95.44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8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2432" calcext:value-type="float">
            <text:p>95.5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8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60896" calcext:value-type="float">
            <text:p>95.56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8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36512" calcext:value-type="float">
            <text:p>95.53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8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62064" calcext:value-type="float">
            <text:p>95.76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8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47408" calcext:value-type="float">
            <text:p>95.84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8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71208" calcext:value-type="float">
            <text:p>95.77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8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03568" calcext:value-type="float">
            <text:p>95.60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8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03568" calcext:value-type="float">
            <text:p>95.60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8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63944" calcext:value-type="float">
            <text:p>95.56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8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33464" calcext:value-type="float">
            <text:p>95.53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8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06616" calcext:value-type="float">
            <text:p>95.60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8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04152" calcext:value-type="float">
            <text:p>95.70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8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28536" calcext:value-type="float">
            <text:p>95.72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8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0052" calcext:value-type="float">
            <text:p>95.60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8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67576" calcext:value-type="float">
            <text:p>95.66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8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28536" calcext:value-type="float">
            <text:p>95.72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8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74256" calcext:value-type="float">
            <text:p>95.77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8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26072" calcext:value-type="float">
            <text:p>95.82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8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63232" calcext:value-type="float">
            <text:p>95.96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8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30288" calcext:value-type="float">
            <text:p>96.03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8-05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63232" calcext:value-type="float">
            <text:p>95.96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8-05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97344" calcext:value-type="float">
            <text:p>96.09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8-05-20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66864" calcext:value-type="float">
            <text:p>96.06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8-05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48576" calcext:value-type="float">
            <text:p>96.04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8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3392" calcext:value-type="float">
            <text:p>96.1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8-05-05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76592" calcext:value-type="float">
            <text:p>96.17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8-04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3392" calcext:value-type="float">
            <text:p>96.1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8-04-25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91248" calcext:value-type="float">
            <text:p>96.09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8-04-20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30872" calcext:value-type="float">
            <text:p>96.13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8-04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73544" calcext:value-type="float">
            <text:p>96.17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8-04-11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2536" calcext:value-type="float">
            <text:p>96.2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8-04-05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7776" calcext:value-type="float">
            <text:p>96.3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8-03-30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02144" calcext:value-type="float">
            <text:p>96.40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8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92416" calcext:value-type="float">
            <text:p>96.29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8-03-21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20432" calcext:value-type="float">
            <text:p>96.42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8-03-15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9968" calcext:value-type="float">
            <text:p>96.4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8-03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66152" calcext:value-type="float">
            <text:p>96.46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8-03-05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93584" calcext:value-type="float">
            <text:p>96.49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8-02-2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54544" calcext:value-type="float">
            <text:p>96.55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8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54544" calcext:value-type="float">
            <text:p>96.55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8-02-16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63688" calcext:value-type="float">
            <text:p>96.56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8-02-12 19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94752" calcext:value-type="float">
            <text:p>96.69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8-0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81976" calcext:value-type="float">
            <text:p>96.58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8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9112" calcext:value-type="float">
            <text:p>96.5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8-01-30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39888" calcext:value-type="float">
            <text:p>96.63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8-01-25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09408" calcext:value-type="float">
            <text:p>96.60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8-01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3684" calcext:value-type="float">
            <text:p>96.63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8-01-1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18552" calcext:value-type="float">
            <text:p>96.61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8-01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55128" calcext:value-type="float">
            <text:p>96.65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8-01-06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70368" calcext:value-type="float">
            <text:p>96.67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7-12-30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13624" calcext:value-type="float">
            <text:p>96.81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7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47152" calcext:value-type="float">
            <text:p>96.84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7-12-20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59344" calcext:value-type="float">
            <text:p>96.85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7-12-1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41056" calcext:value-type="float">
            <text:p>96.84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7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53248" calcext:value-type="float">
            <text:p>96.85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7-12-0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1972" calcext:value-type="float">
            <text:p>96.81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7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502" calcext:value-type="float">
            <text:p>96.85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7-11-26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56296" calcext:value-type="float">
            <text:p>96.85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7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86776" calcext:value-type="float">
            <text:p>96.88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7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502" calcext:value-type="float">
            <text:p>96.85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7-11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59344" calcext:value-type="float">
            <text:p>96.85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7-11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62392" calcext:value-type="float">
            <text:p>96.86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7-10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6544" calcext:value-type="float">
            <text:p>96.8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7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62392" calcext:value-type="float">
            <text:p>96.86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7-10-20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8068" calcext:value-type="float">
            <text:p>96.88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7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45272" calcext:value-type="float">
            <text:p>97.04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7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45272" calcext:value-type="float">
            <text:p>97.04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7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45272" calcext:value-type="float">
            <text:p>97.04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7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45272" calcext:value-type="float">
            <text:p>97.04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7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45272" calcext:value-type="float">
            <text:p>97.04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7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45272" calcext:value-type="float">
            <text:p>97.04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7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45272" calcext:value-type="float">
            <text:p>97.04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7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45272" calcext:value-type="float">
            <text:p>97.04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7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35416" calcext:value-type="float">
            <text:p>97.43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7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80552" calcext:value-type="float">
            <text:p>97.38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7-07-2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77504" calcext:value-type="float">
            <text:p>97.37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7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32952" calcext:value-type="float">
            <text:p>97.53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7-07-1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02472" calcext:value-type="float">
            <text:p>97.50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7-07-0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06104" calcext:value-type="float">
            <text:p>97.60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7-06-30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2744" calcext:value-type="float">
            <text:p>97.6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7-06-2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21344" calcext:value-type="float">
            <text:p>97.62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7-06-2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24392" calcext:value-type="float">
            <text:p>97.62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7-06-1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41512" calcext:value-type="float">
            <text:p>97.44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7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04936" calcext:value-type="float">
            <text:p>97.40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7-06-0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89112" calcext:value-type="float">
            <text:p>97.28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7-05-3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43976" calcext:value-type="float">
            <text:p>97.34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7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40344" calcext:value-type="float">
            <text:p>97.24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7-05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25688" calcext:value-type="float">
            <text:p>97.32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7-05-15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58632" calcext:value-type="float">
            <text:p>97.25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7-05-10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97672" calcext:value-type="float">
            <text:p>97.19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7-05-05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51952" calcext:value-type="float">
            <text:p>97.15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7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45272" calcext:value-type="float">
            <text:p>97.04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7-04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32496" calcext:value-type="float">
            <text:p>96.93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7-04-2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89824" calcext:value-type="float">
            <text:p>96.88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7-04-1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08112" calcext:value-type="float">
            <text:p>96.90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7-04-1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92872" calcext:value-type="float">
            <text:p>96.89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7-04-05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71536" calcext:value-type="float">
            <text:p>96.87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7-03-3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31912" calcext:value-type="float">
            <text:p>96.83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7-03-2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22768" calcext:value-type="float">
            <text:p>96.82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7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67904" calcext:value-type="float">
            <text:p>96.76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7-03-1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19136" calcext:value-type="float">
            <text:p>96.71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7-03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09992" calcext:value-type="float">
            <text:p>96.70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7-03-05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6732" calcext:value-type="float">
            <text:p>96.66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7-02-2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55128" calcext:value-type="float">
            <text:p>96.65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7-0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5208" calcext:value-type="float">
            <text:p>96.6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7-02-1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73416" calcext:value-type="float">
            <text:p>96.67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7-02-10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8256" calcext:value-type="float">
            <text:p>96.6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7-02-05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33792" calcext:value-type="float">
            <text:p>96.63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7-01-3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30744" calcext:value-type="float">
            <text:p>96.63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7-01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39888" calcext:value-type="float">
            <text:p>96.63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7-01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85024" calcext:value-type="float">
            <text:p>96.58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7-01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7588" calcext:value-type="float">
            <text:p>96.57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7-01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81976" calcext:value-type="float">
            <text:p>96.58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7-01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51496" calcext:value-type="float">
            <text:p>96.55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6-12-30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39304" calcext:value-type="float">
            <text:p>96.53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6-1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08824" calcext:value-type="float">
            <text:p>96.50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6-12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11872" calcext:value-type="float">
            <text:p>96.51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6-12-15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72248" calcext:value-type="float">
            <text:p>96.47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6-12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63104" calcext:value-type="float">
            <text:p>96.46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6-12-0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44816" calcext:value-type="float">
            <text:p>96.44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6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72248" calcext:value-type="float">
            <text:p>96.47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6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72248" calcext:value-type="float">
            <text:p>96.47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6-11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44816" calcext:value-type="float">
            <text:p>96.44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6-11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47864" calcext:value-type="float">
            <text:p>96.44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6-11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75296" calcext:value-type="float">
            <text:p>96.47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6-1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60056" calcext:value-type="float">
            <text:p>96.46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6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60056" calcext:value-type="float">
            <text:p>96.46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6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2348" calcext:value-type="float">
            <text:p>96.42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6-10-2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96048" calcext:value-type="float">
            <text:p>96.39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6-10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25944" calcext:value-type="float">
            <text:p>96.32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6-10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98512" calcext:value-type="float">
            <text:p>96.29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6-10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3204" calcext:value-type="float">
            <text:p>96.33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6-09-3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71664" calcext:value-type="float">
            <text:p>96.37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6-09-2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66152" calcext:value-type="float">
            <text:p>96.46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6-09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50912" calcext:value-type="float">
            <text:p>96.45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6-09-1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89952" calcext:value-type="float">
            <text:p>96.38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6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80808" calcext:value-type="float">
            <text:p>96.38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6-09-0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3204" calcext:value-type="float">
            <text:p>96.33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6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41768" calcext:value-type="float">
            <text:p>96.44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6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99096" calcext:value-type="float">
            <text:p>96.39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6-08-1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93" calcext:value-type="float">
            <text:p>96.3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6-08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35672" calcext:value-type="float">
            <text:p>96.43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6-08-0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53376" calcext:value-type="float">
            <text:p>96.35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6-07-3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61936" calcext:value-type="float">
            <text:p>96.26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6-07-25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2536" calcext:value-type="float">
            <text:p>96.2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6-07-2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85736" calcext:value-type="float">
            <text:p>96.18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6-07-1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4916" calcext:value-type="float">
            <text:p>96.14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6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76592" calcext:value-type="float">
            <text:p>96.17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6-06-25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3788" calcext:value-type="float">
            <text:p>97.33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6-06-2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38592" calcext:value-type="float">
            <text:p>96.93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6-06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14208" calcext:value-type="float">
            <text:p>96.91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6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32496" calcext:value-type="float">
            <text:p>96.93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6-06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59344" calcext:value-type="float">
            <text:p>96.85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6-05-3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9592" calcext:value-type="float">
            <text:p>96.8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6-05-2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9592" calcext:value-type="float">
            <text:p>96.8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6-05-2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53832" calcext:value-type="float">
            <text:p>96.95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6-05-15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50784" calcext:value-type="float">
            <text:p>96.95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6-05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62976" calcext:value-type="float">
            <text:p>96.96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6-05-0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32496" calcext:value-type="float">
            <text:p>96.93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6-04-3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62976" calcext:value-type="float">
            <text:p>96.96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6-04-2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92872" calcext:value-type="float">
            <text:p>96.89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6-04-2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93456" calcext:value-type="float">
            <text:p>96.99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6-04-1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75752" calcext:value-type="float">
            <text:p>97.07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6-04-1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97088" calcext:value-type="float">
            <text:p>97.09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6-04-05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69656" calcext:value-type="float">
            <text:p>97.06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6-03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11744" calcext:value-type="float">
            <text:p>97.01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6-03-2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69072" calcext:value-type="float">
            <text:p>96.96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6-03-2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66024" calcext:value-type="float">
            <text:p>96.96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6-03-15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66024" calcext:value-type="float">
            <text:p>96.96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6-03-10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93456" calcext:value-type="float">
            <text:p>96.99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6-03-0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26984" calcext:value-type="float">
            <text:p>97.02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6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14792" calcext:value-type="float">
            <text:p>97.01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6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4832" calcext:value-type="float">
            <text:p>97.0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6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3308" calcext:value-type="float">
            <text:p>97.03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6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14792" calcext:value-type="float">
            <text:p>97.01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6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99552" calcext:value-type="float">
            <text:p>96.99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6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81264" calcext:value-type="float">
            <text:p>96.98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6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32496" calcext:value-type="float">
            <text:p>96.93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6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47736" calcext:value-type="float">
            <text:p>96.94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6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29448" calcext:value-type="float">
            <text:p>96.92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6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35544" calcext:value-type="float">
            <text:p>96.93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6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1116" calcext:value-type="float">
            <text:p>96.91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6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264" calcext:value-type="float">
            <text:p>96.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5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38592" calcext:value-type="float">
            <text:p>96.93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5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59928" calcext:value-type="float">
            <text:p>96.95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5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38592" calcext:value-type="float">
            <text:p>96.93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5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23352" calcext:value-type="float">
            <text:p>96.92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5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32496" calcext:value-type="float">
            <text:p>96.93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5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17256" calcext:value-type="float">
            <text:p>96.91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5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1116" calcext:value-type="float">
            <text:p>96.91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5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23352" calcext:value-type="float">
            <text:p>96.92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5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17256" calcext:value-type="float">
            <text:p>96.91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5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20304" calcext:value-type="float">
            <text:p>96.92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5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35544" calcext:value-type="float">
            <text:p>96.93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5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81264" calcext:value-type="float">
            <text:p>96.98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5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51368" calcext:value-type="float">
            <text:p>97.05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5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45856" calcext:value-type="float">
            <text:p>97.14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5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40344" calcext:value-type="float">
            <text:p>97.24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4644" calcext:value-type="float">
            <text:p>97.24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5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74456" calcext:value-type="float">
            <text:p>97.37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5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50656" calcext:value-type="float">
            <text:p>97.45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35416" calcext:value-type="float">
            <text:p>97.43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35416" calcext:value-type="float">
            <text:p>97.43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95792" calcext:value-type="float">
            <text:p>97.39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11032" calcext:value-type="float">
            <text:p>97.41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9884" calcext:value-type="float">
            <text:p>97.39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23224" calcext:value-type="float">
            <text:p>97.42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62264" calcext:value-type="float">
            <text:p>97.36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25688" calcext:value-type="float">
            <text:p>97.32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58632" calcext:value-type="float">
            <text:p>97.25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40344" calcext:value-type="float">
            <text:p>97.24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19008" calcext:value-type="float">
            <text:p>97.21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36712" calcext:value-type="float">
            <text:p>97.13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23936" calcext:value-type="float">
            <text:p>97.02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9592" calcext:value-type="float">
            <text:p>96.8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83144" calcext:value-type="float">
            <text:p>96.78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34376" calcext:value-type="float">
            <text:p>96.73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00848" calcext:value-type="float">
            <text:p>96.70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19136" calcext:value-type="float">
            <text:p>96.71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00848" calcext:value-type="float">
            <text:p>96.70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2828" calcext:value-type="float">
            <text:p>96.72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34376" calcext:value-type="float">
            <text:p>96.73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13624" calcext:value-type="float">
            <text:p>96.81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28864" calcext:value-type="float">
            <text:p>96.82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74" calcext:value-type="float">
            <text:p>96.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44104" calcext:value-type="float">
            <text:p>96.84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99552" calcext:value-type="float">
            <text:p>96.99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83016" calcext:value-type="float">
            <text:p>97.28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60384" calcext:value-type="float">
            <text:p>97.56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7316" calcext:value-type="float">
            <text:p>97.67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122" calcext:value-type="float">
            <text:p>97.61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09152" calcext:value-type="float">
            <text:p>97.60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23808" calcext:value-type="float">
            <text:p>97.52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84184" calcext:value-type="float">
            <text:p>97.48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56752" calcext:value-type="float">
            <text:p>97.45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99424" calcext:value-type="float">
            <text:p>97.49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53704" calcext:value-type="float">
            <text:p>97.45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47608" calcext:value-type="float">
            <text:p>97.44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71408" calcext:value-type="float">
            <text:p>97.37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20176" calcext:value-type="float">
            <text:p>97.42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26272" calcext:value-type="float">
            <text:p>97.42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65312" calcext:value-type="float">
            <text:p>97.36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5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89696" calcext:value-type="float">
            <text:p>97.38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5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836" calcext:value-type="float">
            <text:p>97.3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5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50072" calcext:value-type="float">
            <text:p>97.35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5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59216" calcext:value-type="float">
            <text:p>97.35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47024" calcext:value-type="float">
            <text:p>97.34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40928" calcext:value-type="float">
            <text:p>97.34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47024" calcext:value-type="float">
            <text:p>97.34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77504" calcext:value-type="float">
            <text:p>97.37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89696" calcext:value-type="float">
            <text:p>97.38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41512" calcext:value-type="float">
            <text:p>97.44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26272" calcext:value-type="float">
            <text:p>97.42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71992" calcext:value-type="float">
            <text:p>97.47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93328" calcext:value-type="float">
            <text:p>97.49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4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23808" calcext:value-type="float">
            <text:p>97.52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4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8172" calcext:value-type="float">
            <text:p>97.58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4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7984" calcext:value-type="float">
            <text:p>97.7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70696" calcext:value-type="float">
            <text:p>97.77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68944" calcext:value-type="float">
            <text:p>97.46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4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02472" calcext:value-type="float">
            <text:p>97.50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4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11616" calcext:value-type="float">
            <text:p>97.51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4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14664" calcext:value-type="float">
            <text:p>97.51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4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29904" calcext:value-type="float">
            <text:p>97.52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4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54288" calcext:value-type="float">
            <text:p>97.55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4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93912" calcext:value-type="float">
            <text:p>97.59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4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3412" calcext:value-type="float">
            <text:p>97.73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1032" calcext:value-type="float">
            <text:p>97.8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37752" calcext:value-type="float">
            <text:p>97.83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0176" calcext:value-type="float">
            <text:p>97.9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35288" calcext:value-type="float">
            <text:p>97.93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13952" calcext:value-type="float">
            <text:p>97.91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16416" calcext:value-type="float">
            <text:p>97.81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70696" calcext:value-type="float">
            <text:p>97.77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04224" calcext:value-type="float">
            <text:p>97.80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5604" calcext:value-type="float">
            <text:p>97.85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7128" calcext:value-type="float">
            <text:p>97.8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68816" calcext:value-type="float">
            <text:p>97.96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51112" calcext:value-type="float">
            <text:p>98.05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57208" calcext:value-type="float">
            <text:p>98.05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99296" calcext:value-type="float">
            <text:p>97.99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35288" calcext:value-type="float">
            <text:p>97.93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71864" calcext:value-type="float">
            <text:p>97.97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53576" calcext:value-type="float">
            <text:p>97.95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7128" calcext:value-type="float">
            <text:p>97.8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34704" calcext:value-type="float">
            <text:p>97.83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73744" calcext:value-type="float">
            <text:p>97.77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14408" calcext:value-type="float">
            <text:p>98.51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23552" calcext:value-type="float">
            <text:p>98.52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32696" calcext:value-type="float">
            <text:p>98.53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7232" calcext:value-type="float">
            <text:p>98.5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08896" calcext:value-type="float">
            <text:p>98.60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36912" calcext:value-type="float">
            <text:p>98.73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11944" calcext:value-type="float">
            <text:p>98.61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028" calcext:value-type="float">
            <text:p>98.6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46564" calcext:value-type="float">
            <text:p>98.46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426016" calcext:value-type="float">
            <text:p>98.42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742" calcext:value-type="float">
            <text:p>98.3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243136" calcext:value-type="float">
            <text:p>98.24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23704" calcext:value-type="float">
            <text:p>98.2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209608" calcext:value-type="float">
            <text:p>98.20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456" calcext:value-type="float">
            <text:p>98.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41968" calcext:value-type="float">
            <text:p>98.04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4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26728" calcext:value-type="float">
            <text:p>98.02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0844" calcext:value-type="float">
            <text:p>98.00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65768" calcext:value-type="float">
            <text:p>97.96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65184" calcext:value-type="float">
            <text:p>97.86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4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8652" calcext:value-type="float">
            <text:p>97.88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4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74328" calcext:value-type="float">
            <text:p>97.87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4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7128" calcext:value-type="float">
            <text:p>97.8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4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35288" calcext:value-type="float">
            <text:p>97.93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4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95664" calcext:value-type="float">
            <text:p>97.89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4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77376" calcext:value-type="float">
            <text:p>97.87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4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8652" calcext:value-type="float">
            <text:p>97.88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4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20048" calcext:value-type="float">
            <text:p>97.92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408" calcext:value-type="float">
            <text:p>97.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43848" calcext:value-type="float">
            <text:p>97.84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46896" calcext:value-type="float">
            <text:p>97.84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77376" calcext:value-type="float">
            <text:p>97.87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34704" calcext:value-type="float">
            <text:p>97.83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31656" calcext:value-type="float">
            <text:p>97.83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3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1032" calcext:value-type="float">
            <text:p>97.8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3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2556" calcext:value-type="float">
            <text:p>97.82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3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34704" calcext:value-type="float">
            <text:p>97.83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3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49944" calcext:value-type="float">
            <text:p>97.84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3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62136" calcext:value-type="float">
            <text:p>97.86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3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82888" calcext:value-type="float">
            <text:p>97.78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3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46312" calcext:value-type="float">
            <text:p>97.74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3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52408" calcext:value-type="float">
            <text:p>97.75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3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7128" calcext:value-type="float">
            <text:p>97.8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3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95664" calcext:value-type="float">
            <text:p>97.89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3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6272" calcext:value-type="float">
            <text:p>97.9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02344" calcext:value-type="float">
            <text:p>98.00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9988" calcext:value-type="float">
            <text:p>98.09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73032" calcext:value-type="float">
            <text:p>98.17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25432" calcext:value-type="float">
            <text:p>98.32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10192" calcext:value-type="float">
            <text:p>98.31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55912" calcext:value-type="float">
            <text:p>98.35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92488" calcext:value-type="float">
            <text:p>98.39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48088" calcext:value-type="float">
            <text:p>98.4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06432" calcext:value-type="float">
            <text:p>98.70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21088" calcext:value-type="float">
            <text:p>98.62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84512" calcext:value-type="float">
            <text:p>98.58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30232" calcext:value-type="float">
            <text:p>98.63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99752" calcext:value-type="float">
            <text:p>98.59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29648" calcext:value-type="float">
            <text:p>98.52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1804" calcext:value-type="float">
            <text:p>98.61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4504" calcext:value-type="float">
            <text:p>98.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447352" calcext:value-type="float">
            <text:p>98.44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22384" calcext:value-type="float">
            <text:p>98.32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16288" calcext:value-type="float">
            <text:p>98.31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48088" calcext:value-type="float">
            <text:p>98.4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77248" calcext:value-type="float">
            <text:p>98.37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36328" calcext:value-type="float">
            <text:p>98.63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407728" calcext:value-type="float">
            <text:p>98.40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40672" calcext:value-type="float">
            <text:p>98.34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5896" calcext:value-type="float">
            <text:p>98.3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85224" calcext:value-type="float">
            <text:p>98.18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8464" calcext:value-type="float">
            <text:p>98.0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75496" calcext:value-type="float">
            <text:p>98.07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02928" calcext:value-type="float">
            <text:p>98.10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28276" calcext:value-type="float">
            <text:p>98.28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240088" calcext:value-type="float">
            <text:p>98.24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742" calcext:value-type="float">
            <text:p>98.3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40672" calcext:value-type="float">
            <text:p>98.34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298" calcext:value-type="float">
            <text:p>98.2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243136" calcext:value-type="float">
            <text:p>98.24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218752" calcext:value-type="float">
            <text:p>98.21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203512" calcext:value-type="float">
            <text:p>98.20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215704" calcext:value-type="float">
            <text:p>98.21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48648" calcext:value-type="float">
            <text:p>98.14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72448" calcext:value-type="float">
            <text:p>98.07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694" calcext:value-type="float">
            <text:p>98.06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84056" calcext:value-type="float">
            <text:p>97.98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51112" calcext:value-type="float">
            <text:p>98.05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3224" calcext:value-type="float">
            <text:p>97.9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07856" calcext:value-type="float">
            <text:p>97.90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07272" calcext:value-type="float">
            <text:p>97.80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3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58504" calcext:value-type="float">
            <text:p>97.75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3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3412" calcext:value-type="float">
            <text:p>97.73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3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4936" calcext:value-type="float">
            <text:p>97.7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3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4936" calcext:value-type="float">
            <text:p>97.7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3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46312" calcext:value-type="float">
            <text:p>97.74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3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67648" calcext:value-type="float">
            <text:p>97.76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3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646" calcext:value-type="float">
            <text:p>97.76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3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76792" calcext:value-type="float">
            <text:p>97.77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3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17712" calcext:value-type="float">
            <text:p>97.51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9028" calcext:value-type="float">
            <text:p>97.49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78672" calcext:value-type="float">
            <text:p>97.57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2076" calcext:value-type="float">
            <text:p>97.52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45144" calcext:value-type="float">
            <text:p>97.54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75624" calcext:value-type="float">
            <text:p>97.57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2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2076" calcext:value-type="float">
            <text:p>97.52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2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6648" calcext:value-type="float">
            <text:p>97.5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2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85352" calcext:value-type="float">
            <text:p>97.68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2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36584" calcext:value-type="float">
            <text:p>97.63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2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79256" calcext:value-type="float">
            <text:p>97.67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2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07272" calcext:value-type="float">
            <text:p>97.80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2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5604" calcext:value-type="float">
            <text:p>97.85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2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83472" calcext:value-type="float">
            <text:p>97.88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2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1032" calcext:value-type="float">
            <text:p>97.8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2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77376" calcext:value-type="float">
            <text:p>97.87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34704" calcext:value-type="float">
            <text:p>97.83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5604" calcext:value-type="float">
            <text:p>97.85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04808" calcext:value-type="float">
            <text:p>97.90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3224" calcext:value-type="float">
            <text:p>97.9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11488" calcext:value-type="float">
            <text:p>98.01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33408" calcext:value-type="float">
            <text:p>98.13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413824" calcext:value-type="float">
            <text:p>98.41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94824" calcext:value-type="float">
            <text:p>98.79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084384" calcext:value-type="float">
            <text:p>99.08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31272" calcext:value-type="float">
            <text:p>99.33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40416" calcext:value-type="float">
            <text:p>99.34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35488" calcext:value-type="float">
            <text:p>99.53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0864" calcext:value-type="float">
            <text:p>99.6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83672" calcext:value-type="float">
            <text:p>99.48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14736" calcext:value-type="float">
            <text:p>99.61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34904" calcext:value-type="float">
            <text:p>99.43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733608" calcext:value-type="float">
            <text:p>99.73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98912" calcext:value-type="float">
            <text:p>99.49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770184" calcext:value-type="float">
            <text:p>99.77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75112" calcext:value-type="float">
            <text:p>99.57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31856" calcext:value-type="float">
            <text:p>99.43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8672" calcext:value-type="float">
            <text:p>99.4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142296" calcext:value-type="float">
            <text:p>99.14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09936" calcext:value-type="float">
            <text:p>99.30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83088" calcext:value-type="float">
            <text:p>99.38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19716" calcext:value-type="float">
            <text:p>99.19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8568" calcext:value-type="float">
            <text:p>98.7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76536" calcext:value-type="float">
            <text:p>98.77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57664" calcext:value-type="float">
            <text:p>98.65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422968" calcext:value-type="float">
            <text:p>98.42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43516" calcext:value-type="float">
            <text:p>98.43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291904" calcext:value-type="float">
            <text:p>98.29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88272" calcext:value-type="float">
            <text:p>98.18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66936" calcext:value-type="float">
            <text:p>98.16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69984" calcext:value-type="float">
            <text:p>98.16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19336" calcext:value-type="float">
            <text:p>98.31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459544" calcext:value-type="float">
            <text:p>98.45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285808" calcext:value-type="float">
            <text:p>98.28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94368" calcext:value-type="float">
            <text:p>98.19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27312" calcext:value-type="float">
            <text:p>98.12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81592" calcext:value-type="float">
            <text:p>98.08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694" calcext:value-type="float">
            <text:p>98.06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41968" calcext:value-type="float">
            <text:p>98.04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99296" calcext:value-type="float">
            <text:p>97.99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50528" calcext:value-type="float">
            <text:p>97.95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65768" calcext:value-type="float">
            <text:p>97.96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24264" calcext:value-type="float">
            <text:p>98.12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2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456496" calcext:value-type="float">
            <text:p>98.45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2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8944" calcext:value-type="float">
            <text:p>98.3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2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2932" calcext:value-type="float">
            <text:p>97.42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2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2932" calcext:value-type="float">
            <text:p>97.42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2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2744" calcext:value-type="float">
            <text:p>97.6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2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09736" calcext:value-type="float">
            <text:p>97.70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2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28608" calcext:value-type="float">
            <text:p>97.82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2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0364" calcext:value-type="float">
            <text:p>97.70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52408" calcext:value-type="float">
            <text:p>97.75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54288" calcext:value-type="float">
            <text:p>97.55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2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93912" calcext:value-type="float">
            <text:p>97.59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09152" calcext:value-type="float">
            <text:p>97.60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5124" calcext:value-type="float">
            <text:p>97.55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1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6836" calcext:value-type="float">
            <text:p>97.36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1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47608" calcext:value-type="float">
            <text:p>97.44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1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26272" calcext:value-type="float">
            <text:p>97.42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1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41512" calcext:value-type="float">
            <text:p>97.44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1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02472" calcext:value-type="float">
            <text:p>97.50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1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11616" calcext:value-type="float">
            <text:p>97.51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1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72576" calcext:value-type="float">
            <text:p>97.57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1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30488" calcext:value-type="float">
            <text:p>97.63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1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884" calcext:value-type="float">
            <text:p>97.6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1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40216" calcext:value-type="float">
            <text:p>97.74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1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20048" calcext:value-type="float">
            <text:p>97.92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98584" calcext:value-type="float">
            <text:p>98.39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1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83344" calcext:value-type="float">
            <text:p>98.38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3328" calcext:value-type="float">
            <text:p>98.6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1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4852" calcext:value-type="float">
            <text:p>98.64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88144" calcext:value-type="float">
            <text:p>98.68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10648" calcext:value-type="float">
            <text:p>98.91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1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160584" calcext:value-type="float">
            <text:p>99.16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16032" calcext:value-type="float">
            <text:p>99.31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1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230688" calcext:value-type="float">
            <text:p>99.23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1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648" calcext:value-type="float">
            <text:p>99.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58704" calcext:value-type="float">
            <text:p>99.35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73944" calcext:value-type="float">
            <text:p>99.37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1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9528" calcext:value-type="float">
            <text:p>99.3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1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1052" calcext:value-type="float">
            <text:p>99.41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1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52608" calcext:value-type="float">
            <text:p>99.35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1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43464" calcext:value-type="float">
            <text:p>99.34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1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56696" calcext:value-type="float">
            <text:p>100.05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1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62208" calcext:value-type="float">
            <text:p>99.96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1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37824" calcext:value-type="float">
            <text:p>99.93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1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721416" calcext:value-type="float">
            <text:p>99.72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1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45216" calcext:value-type="float">
            <text:p>99.64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1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98912" calcext:value-type="float">
            <text:p>99.49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1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67848" calcext:value-type="float">
            <text:p>99.36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1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282504" calcext:value-type="float">
            <text:p>99.28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1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093528" calcext:value-type="float">
            <text:p>99.09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1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97288" calcext:value-type="float">
            <text:p>98.69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1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42424" calcext:value-type="float">
            <text:p>98.64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1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20504" calcext:value-type="float">
            <text:p>98.52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1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407728" calcext:value-type="float">
            <text:p>98.40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1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249232" calcext:value-type="float">
            <text:p>98.24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1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742" calcext:value-type="float">
            <text:p>98.3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1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63888" calcext:value-type="float">
            <text:p>98.16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1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2848" calcext:value-type="float">
            <text:p>98.3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1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85224" calcext:value-type="float">
            <text:p>98.18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1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05392" calcext:value-type="float">
            <text:p>98.00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1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77376" calcext:value-type="float">
            <text:p>97.87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1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65184" calcext:value-type="float">
            <text:p>97.86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646" calcext:value-type="float">
            <text:p>97.76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1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52408" calcext:value-type="float">
            <text:p>97.75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2744" calcext:value-type="float">
            <text:p>97.6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1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57336" calcext:value-type="float">
            <text:p>97.55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1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78088" calcext:value-type="float">
            <text:p>97.47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1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07984" calcext:value-type="float">
            <text:p>97.40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1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80552" calcext:value-type="float">
            <text:p>97.38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1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81136" calcext:value-type="float">
            <text:p>97.48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1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86648" calcext:value-type="float">
            <text:p>97.38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1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1596" calcext:value-type="float">
            <text:p>97.21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1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30616" calcext:value-type="float">
            <text:p>97.13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1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33664" calcext:value-type="float">
            <text:p>97.13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1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36712" calcext:value-type="float">
            <text:p>97.13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1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09864" calcext:value-type="float">
            <text:p>97.20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1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81848" calcext:value-type="float">
            <text:p>97.08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1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03184" calcext:value-type="float">
            <text:p>97.10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1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81848" calcext:value-type="float">
            <text:p>97.08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21472" calcext:value-type="float">
            <text:p>97.12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1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3976" calcext:value-type="float">
            <text:p>97.1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51952" calcext:value-type="float">
            <text:p>97.15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0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42808" calcext:value-type="float">
            <text:p>97.14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0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28152" calcext:value-type="float">
            <text:p>97.22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0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12912" calcext:value-type="float">
            <text:p>97.21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0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1596" calcext:value-type="float">
            <text:p>97.21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0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41512" calcext:value-type="float">
            <text:p>97.44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0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04352" calcext:value-type="float">
            <text:p>97.30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0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50072" calcext:value-type="float">
            <text:p>97.35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0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56752" calcext:value-type="float">
            <text:p>97.45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0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78088" calcext:value-type="float">
            <text:p>97.47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0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6836" calcext:value-type="float">
            <text:p>97.36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0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42096" calcext:value-type="float">
            <text:p>97.54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0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96376" calcext:value-type="float">
            <text:p>97.49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0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57336" calcext:value-type="float">
            <text:p>97.55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0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63432" calcext:value-type="float">
            <text:p>97.56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0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1888" calcext:value-type="float">
            <text:p>97.7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0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39632" calcext:value-type="float">
            <text:p>97.63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0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51824" calcext:value-type="float">
            <text:p>97.65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0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58504" calcext:value-type="float">
            <text:p>97.75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0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46312" calcext:value-type="float">
            <text:p>97.74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0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4268" calcext:value-type="float">
            <text:p>97.64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0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97544" calcext:value-type="float">
            <text:p>97.69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0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54872" calcext:value-type="float">
            <text:p>97.65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0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21928" calcext:value-type="float">
            <text:p>97.72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0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61552" calcext:value-type="float">
            <text:p>97.76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0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3412" calcext:value-type="float">
            <text:p>97.73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0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7984" calcext:value-type="float">
            <text:p>97.7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0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37168" calcext:value-type="float">
            <text:p>97.73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0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28608" calcext:value-type="float">
            <text:p>97.82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0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60968" calcext:value-type="float">
            <text:p>97.66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0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36" calcext:value-type="float">
            <text:p>97.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0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89696" calcext:value-type="float">
            <text:p>97.38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0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04352" calcext:value-type="float">
            <text:p>97.30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0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95208" calcext:value-type="float">
            <text:p>97.29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0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06816" calcext:value-type="float">
            <text:p>97.20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0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25688" calcext:value-type="float">
            <text:p>97.32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0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95792" calcext:value-type="float">
            <text:p>97.39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0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87816" calcext:value-type="float">
            <text:p>97.58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0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01176" calcext:value-type="float">
            <text:p>97.80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0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36584" calcext:value-type="float">
            <text:p>97.63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0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64016" calcext:value-type="float">
            <text:p>97.66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0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69528" calcext:value-type="float">
            <text:p>97.56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0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28736" calcext:value-type="float">
            <text:p>97.32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0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12912" calcext:value-type="float">
            <text:p>97.21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0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81848" calcext:value-type="float">
            <text:p>97.08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0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54416" calcext:value-type="float">
            <text:p>97.05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0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8736" calcext:value-type="float">
            <text:p>96.9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0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1116" calcext:value-type="float">
            <text:p>96.91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0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502" calcext:value-type="float">
            <text:p>96.85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0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10576" calcext:value-type="float">
            <text:p>96.81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0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16088" calcext:value-type="float">
            <text:p>96.71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0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52664" calcext:value-type="float">
            <text:p>96.75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0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59344" calcext:value-type="float">
            <text:p>96.85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0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53248" calcext:value-type="float">
            <text:p>96.85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0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10576" calcext:value-type="float">
            <text:p>96.81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0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31328" calcext:value-type="float">
            <text:p>96.73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0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88656" calcext:value-type="float">
            <text:p>96.68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0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76464" calcext:value-type="float">
            <text:p>96.67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0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94752" calcext:value-type="float">
            <text:p>96.69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0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15504" calcext:value-type="float">
            <text:p>96.61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0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42936" calcext:value-type="float">
            <text:p>96.64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0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6732" calcext:value-type="float">
            <text:p>96.66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0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6732" calcext:value-type="float">
            <text:p>96.66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0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5876" calcext:value-type="float">
            <text:p>96.75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0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03896" calcext:value-type="float">
            <text:p>96.70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0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16088" calcext:value-type="float">
            <text:p>96.71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0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07528" calcext:value-type="float">
            <text:p>96.80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0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47152" calcext:value-type="float">
            <text:p>96.84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0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9592" calcext:value-type="float">
            <text:p>96.8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0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83728" calcext:value-type="float">
            <text:p>96.88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4164" calcext:value-type="float">
            <text:p>96.94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0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14208" calcext:value-type="float">
            <text:p>96.91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10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98968" calcext:value-type="float">
            <text:p>96.89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09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02016" calcext:value-type="float">
            <text:p>96.90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09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02016" calcext:value-type="float">
            <text:p>96.90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09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264" calcext:value-type="float">
            <text:p>96.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09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44688" calcext:value-type="float">
            <text:p>96.94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09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29448" calcext:value-type="float">
            <text:p>96.92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09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7212" calcext:value-type="float">
            <text:p>96.97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09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026" calcext:value-type="float">
            <text:p>97.00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09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11744" calcext:value-type="float">
            <text:p>97.01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09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026" calcext:value-type="float">
            <text:p>97.00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09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14792" calcext:value-type="float">
            <text:p>97.01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09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45272" calcext:value-type="float">
            <text:p>97.04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09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84896" calcext:value-type="float">
            <text:p>97.08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09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788" calcext:value-type="float">
            <text:p>97.0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09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06232" calcext:value-type="float">
            <text:p>97.10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09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51952" calcext:value-type="float">
            <text:p>97.15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09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55584" calcext:value-type="float">
            <text:p>97.25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09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58632" calcext:value-type="float">
            <text:p>97.25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09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73872" calcext:value-type="float">
            <text:p>97.27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09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2264" calcext:value-type="float">
            <text:p>97.3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09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2264" calcext:value-type="float">
            <text:p>97.3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09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7316" calcext:value-type="float">
            <text:p>97.67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09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7316" calcext:value-type="float">
            <text:p>97.67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09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72576" calcext:value-type="float">
            <text:p>97.57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09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17712" calcext:value-type="float">
            <text:p>97.51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09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07984" calcext:value-type="float">
            <text:p>97.40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09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6168" calcext:value-type="float">
            <text:p>97.2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09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25104" calcext:value-type="float">
            <text:p>97.22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09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45856" calcext:value-type="float">
            <text:p>97.14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09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58048" calcext:value-type="float">
            <text:p>97.15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09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30616" calcext:value-type="float">
            <text:p>97.13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09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51952" calcext:value-type="float">
            <text:p>97.15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09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39176" calcext:value-type="float">
            <text:p>97.03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09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57464" calcext:value-type="float">
            <text:p>97.05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09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0928" calcext:value-type="float">
            <text:p>97.1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09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45272" calcext:value-type="float">
            <text:p>97.04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09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45272" calcext:value-type="float">
            <text:p>97.04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09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84896" calcext:value-type="float">
            <text:p>97.08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09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69656" calcext:value-type="float">
            <text:p>97.06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09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06232" calcext:value-type="float">
            <text:p>97.10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09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45856" calcext:value-type="float">
            <text:p>97.14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09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89112" calcext:value-type="float">
            <text:p>97.28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09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35544" calcext:value-type="float">
            <text:p>96.93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09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62976" calcext:value-type="float">
            <text:p>96.96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09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69656" calcext:value-type="float">
            <text:p>97.06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09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51368" calcext:value-type="float">
            <text:p>97.05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09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84896" calcext:value-type="float">
            <text:p>97.08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09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03184" calcext:value-type="float">
            <text:p>97.10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09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00136" calcext:value-type="float">
            <text:p>97.10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09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62976" calcext:value-type="float">
            <text:p>96.96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09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69072" calcext:value-type="float">
            <text:p>96.96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09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62976" calcext:value-type="float">
            <text:p>96.96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09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78216" calcext:value-type="float">
            <text:p>96.97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09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72704" calcext:value-type="float">
            <text:p>97.07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09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3308" calcext:value-type="float">
            <text:p>97.03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09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78216" calcext:value-type="float">
            <text:p>96.97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09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78216" calcext:value-type="float">
            <text:p>96.97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09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66024" calcext:value-type="float">
            <text:p>96.96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09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38592" calcext:value-type="float">
            <text:p>96.93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09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81264" calcext:value-type="float">
            <text:p>96.98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09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39176" calcext:value-type="float">
            <text:p>97.03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09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93456" calcext:value-type="float">
            <text:p>96.99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09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99552" calcext:value-type="float">
            <text:p>96.99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09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8736" calcext:value-type="float">
            <text:p>96.9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09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45272" calcext:value-type="float">
            <text:p>97.04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09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7212" calcext:value-type="float">
            <text:p>96.97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09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20304" calcext:value-type="float">
            <text:p>96.92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08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17256" calcext:value-type="float">
            <text:p>96.91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08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20304" calcext:value-type="float">
            <text:p>96.92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08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4164" calcext:value-type="float">
            <text:p>96.94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08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81264" calcext:value-type="float">
            <text:p>96.98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08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08696" calcext:value-type="float">
            <text:p>97.00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08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78216" calcext:value-type="float">
            <text:p>96.97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08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14792" calcext:value-type="float">
            <text:p>97.01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08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08696" calcext:value-type="float">
            <text:p>97.00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08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08696" calcext:value-type="float">
            <text:p>97.00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08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69072" calcext:value-type="float">
            <text:p>96.96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08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1784" calcext:value-type="float">
            <text:p>97.0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08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39176" calcext:value-type="float">
            <text:p>97.03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08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72704" calcext:value-type="float">
            <text:p>97.07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08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57464" calcext:value-type="float">
            <text:p>97.05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08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0928" calcext:value-type="float">
            <text:p>97.1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08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4644" calcext:value-type="float">
            <text:p>97.24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08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58632" calcext:value-type="float">
            <text:p>97.25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08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6168" calcext:value-type="float">
            <text:p>97.2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08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074" calcext:value-type="float">
            <text:p>97.30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08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17128" calcext:value-type="float">
            <text:p>97.41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08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18296" calcext:value-type="float">
            <text:p>97.61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08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82888" calcext:value-type="float">
            <text:p>97.78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08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76792" calcext:value-type="float">
            <text:p>97.77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08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13368" calcext:value-type="float">
            <text:p>97.81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08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53248" calcext:value-type="float">
            <text:p>96.85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08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74" calcext:value-type="float">
            <text:p>96.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08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8924" calcext:value-type="float">
            <text:p>96.78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08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39888" calcext:value-type="float">
            <text:p>96.63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08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12456" calcext:value-type="float">
            <text:p>96.61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08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81976" calcext:value-type="float">
            <text:p>96.58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08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94168" calcext:value-type="float">
            <text:p>96.59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08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7588" calcext:value-type="float">
            <text:p>96.57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08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6064" calcext:value-type="float">
            <text:p>96.5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08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93584" calcext:value-type="float">
            <text:p>96.49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08-0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60056" calcext:value-type="float">
            <text:p>96.46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08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47864" calcext:value-type="float">
            <text:p>96.44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08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47864" calcext:value-type="float">
            <text:p>96.44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08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6252" calcext:value-type="float">
            <text:p>96.36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08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50328" calcext:value-type="float">
            <text:p>96.35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08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50328" calcext:value-type="float">
            <text:p>96.35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08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95464" calcext:value-type="float">
            <text:p>96.29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08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46696" calcext:value-type="float">
            <text:p>96.24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08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34504" calcext:value-type="float">
            <text:p>96.23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08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31456" calcext:value-type="float">
            <text:p>96.23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08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37552" calcext:value-type="float">
            <text:p>96.23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08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91832" calcext:value-type="float">
            <text:p>96.19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08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70496" calcext:value-type="float">
            <text:p>96.17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07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3392" calcext:value-type="float">
            <text:p>96.1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07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1868" calcext:value-type="float">
            <text:p>96.11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07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79056" calcext:value-type="float">
            <text:p>96.07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07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54672" calcext:value-type="float">
            <text:p>96.05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07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39432" calcext:value-type="float">
            <text:p>96.03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07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30288" calcext:value-type="float">
            <text:p>96.03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07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36384" calcext:value-type="float">
            <text:p>96.03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07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82104" calcext:value-type="float">
            <text:p>96.08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07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30288" calcext:value-type="float">
            <text:p>96.03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07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33336" calcext:value-type="float">
            <text:p>96.03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07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60184" calcext:value-type="float">
            <text:p>95.96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07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38848" calcext:value-type="float">
            <text:p>95.93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07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11416" calcext:value-type="float">
            <text:p>95.91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07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62648" calcext:value-type="float">
            <text:p>95.86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07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65696" calcext:value-type="float">
            <text:p>95.86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07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35216" calcext:value-type="float">
            <text:p>95.83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07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89496" calcext:value-type="float">
            <text:p>95.78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07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10248" calcext:value-type="float">
            <text:p>95.71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07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79768" calcext:value-type="float">
            <text:p>95.67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07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24904" calcext:value-type="float">
            <text:p>95.62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07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3956" calcext:value-type="float">
            <text:p>95.53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07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90792" calcext:value-type="float">
            <text:p>95.49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07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02984" calcext:value-type="float">
            <text:p>95.50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07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05448" calcext:value-type="float">
            <text:p>95.40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07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93256" calcext:value-type="float">
            <text:p>95.39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07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35344" calcext:value-type="float">
            <text:p>95.33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07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9572" calcext:value-type="float">
            <text:p>95.29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07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7192" calcext:value-type="float">
            <text:p>95.3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07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6524" calcext:value-type="float">
            <text:p>95.26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07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46368" calcext:value-type="float">
            <text:p>95.14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07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09792" calcext:value-type="float">
            <text:p>95.10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07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30544" calcext:value-type="float">
            <text:p>95.03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07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97016" calcext:value-type="float">
            <text:p>94.99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07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90336" calcext:value-type="float">
            <text:p>94.89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07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95848" calcext:value-type="float">
            <text:p>94.79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07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71464" calcext:value-type="float">
            <text:p>94.77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07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0804" calcext:value-type="float">
            <text:p>94.80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07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11672" calcext:value-type="float">
            <text:p>94.91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07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21984" calcext:value-type="float">
            <text:p>95.12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07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59728" calcext:value-type="float">
            <text:p>95.35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07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89624" calcext:value-type="float">
            <text:p>95.28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07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07328" calcext:value-type="float">
            <text:p>95.20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07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55512" calcext:value-type="float">
            <text:p>95.15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07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22568" calcext:value-type="float">
            <text:p>95.22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07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83528" calcext:value-type="float">
            <text:p>95.28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07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12712" calcext:value-type="float">
            <text:p>95.61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07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7296" calcext:value-type="float">
            <text:p>96.0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07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22312" calcext:value-type="float">
            <text:p>96.22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07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58888" calcext:value-type="float">
            <text:p>96.25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07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80224" calcext:value-type="float">
            <text:p>96.28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07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7108" calcext:value-type="float">
            <text:p>96.27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07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92416" calcext:value-type="float">
            <text:p>96.29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07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0824" calcext:value-type="float">
            <text:p>96.4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07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978" calcext:value-type="float">
            <text:p>96.69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07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64144" calcext:value-type="float">
            <text:p>97.16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07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7692" calcext:value-type="float">
            <text:p>97.27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07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17128" calcext:value-type="float">
            <text:p>97.41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07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78088" calcext:value-type="float">
            <text:p>97.47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07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65312" calcext:value-type="float">
            <text:p>97.36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07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01304" calcext:value-type="float">
            <text:p>97.30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07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65896" calcext:value-type="float">
            <text:p>97.46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07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94624" calcext:value-type="float">
            <text:p>97.19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06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65896" calcext:value-type="float">
            <text:p>97.46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06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38464" calcext:value-type="float">
            <text:p>97.43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06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81136" calcext:value-type="float">
            <text:p>97.48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06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06104" calcext:value-type="float">
            <text:p>97.60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06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8172" calcext:value-type="float">
            <text:p>97.58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06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29904" calcext:value-type="float">
            <text:p>97.52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06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7944" calcext:value-type="float">
            <text:p>94.5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06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76392" calcext:value-type="float">
            <text:p>94.57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06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28208" calcext:value-type="float">
            <text:p>94.62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06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86704" calcext:value-type="float">
            <text:p>94.78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06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87288" calcext:value-type="float">
            <text:p>94.88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06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23864" calcext:value-type="float">
            <text:p>94.92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06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9948" calcext:value-type="float">
            <text:p>94.89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06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69" calcext:value-type="float">
            <text:p>94.8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06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01944" calcext:value-type="float">
            <text:p>94.80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06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36056" calcext:value-type="float">
            <text:p>94.93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06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97016" calcext:value-type="float">
            <text:p>94.99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06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79896" calcext:value-type="float">
            <text:p>95.17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06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5668" calcext:value-type="float">
            <text:p>95.35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06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31584" calcext:value-type="float">
            <text:p>95.73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06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01688" calcext:value-type="float">
            <text:p>95.80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06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73672" calcext:value-type="float">
            <text:p>95.67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06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01688" calcext:value-type="float">
            <text:p>95.80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06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04736" calcext:value-type="float">
            <text:p>95.80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06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77304" calcext:value-type="float">
            <text:p>95.77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06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95008" calcext:value-type="float">
            <text:p>95.69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06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64528" calcext:value-type="float">
            <text:p>95.66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06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14592" calcext:value-type="float">
            <text:p>95.41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06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7192" calcext:value-type="float">
            <text:p>95.3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06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31712" calcext:value-type="float">
            <text:p>95.23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06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43904" calcext:value-type="float">
            <text:p>95.24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06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47536" calcext:value-type="float">
            <text:p>95.34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06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93256" calcext:value-type="float">
            <text:p>95.39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06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024" calcext:value-type="float">
            <text:p>95.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06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11544" calcext:value-type="float">
            <text:p>95.41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06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76848" calcext:value-type="float">
            <text:p>95.17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06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34176" calcext:value-type="float">
            <text:p>95.13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06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00064" calcext:value-type="float">
            <text:p>95.00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06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24448" calcext:value-type="float">
            <text:p>95.02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06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65368" calcext:value-type="float">
            <text:p>94.76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06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17184" calcext:value-type="float">
            <text:p>94.81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06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43448" calcext:value-type="float">
            <text:p>94.64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06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37936" calcext:value-type="float">
            <text:p>94.73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06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04408" calcext:value-type="float">
            <text:p>94.70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06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74512" calcext:value-type="float">
            <text:p>94.77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06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89168" calcext:value-type="float">
            <text:p>94.68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06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73344" calcext:value-type="float">
            <text:p>94.57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06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17896" calcext:value-type="float">
            <text:p>94.41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06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326456" calcext:value-type="float">
            <text:p>94.32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06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32036" calcext:value-type="float">
            <text:p>94.32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06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241112" calcext:value-type="float">
            <text:p>94.24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06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308168" calcext:value-type="float">
            <text:p>94.30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06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189296" calcext:value-type="float">
            <text:p>94.18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06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079568" calcext:value-type="float">
            <text:p>94.07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06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00032" calcext:value-type="float">
            <text:p>94.0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06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00032" calcext:value-type="float">
            <text:p>94.0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06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012512" calcext:value-type="float">
            <text:p>94.01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06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103952" calcext:value-type="float">
            <text:p>94.10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06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021656" calcext:value-type="float">
            <text:p>94.02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06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021656" calcext:value-type="float">
            <text:p>94.02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06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018608" calcext:value-type="float">
            <text:p>94.01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06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93936" calcext:value-type="float">
            <text:p>93.9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06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918024" calcext:value-type="float">
            <text:p>93.91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06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945456" calcext:value-type="float">
            <text:p>93.94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06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018608" calcext:value-type="float">
            <text:p>94.01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06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948504" calcext:value-type="float">
            <text:p>93.94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05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1744" calcext:value-type="float">
            <text:p>93.8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05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799152" calcext:value-type="float">
            <text:p>93.79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05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793056" calcext:value-type="float">
            <text:p>93.79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05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72304" calcext:value-type="float">
            <text:p>93.87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05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780864" calcext:value-type="float">
            <text:p>93.78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05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783912" calcext:value-type="float">
            <text:p>93.78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05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732096" calcext:value-type="float">
            <text:p>93.73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05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08296" calcext:value-type="float">
            <text:p>93.80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05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11344" calcext:value-type="float">
            <text:p>93.81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05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726" calcext:value-type="float">
            <text:p>93.7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05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765624" calcext:value-type="float">
            <text:p>93.76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05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759528" calcext:value-type="float">
            <text:p>93.75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05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26584" calcext:value-type="float">
            <text:p>93.82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05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35728" calcext:value-type="float">
            <text:p>93.83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05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902784" calcext:value-type="float">
            <text:p>93.90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0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079568" calcext:value-type="float">
            <text:p>94.07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05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235016" calcext:value-type="float">
            <text:p>94.23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05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353888" calcext:value-type="float">
            <text:p>94.35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0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28988" calcext:value-type="float">
            <text:p>94.28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0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231968" calcext:value-type="float">
            <text:p>94.23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0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134432" calcext:value-type="float">
            <text:p>94.13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0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094808" calcext:value-type="float">
            <text:p>94.09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0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972888" calcext:value-type="float">
            <text:p>93.97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0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902784" calcext:value-type="float">
            <text:p>93.90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0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942408" calcext:value-type="float">
            <text:p>93.94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0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936312" calcext:value-type="float">
            <text:p>93.93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0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90888" calcext:value-type="float">
            <text:p>93.9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0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99736" calcext:value-type="float">
            <text:p>93.89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0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98508" calcext:value-type="float">
            <text:p>93.98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0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088712" calcext:value-type="float">
            <text:p>94.08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0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085664" calcext:value-type="float">
            <text:p>94.08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0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049088" calcext:value-type="float">
            <text:p>94.04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0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933264" calcext:value-type="float">
            <text:p>93.93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0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93936" calcext:value-type="float">
            <text:p>93.9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0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024704" calcext:value-type="float">
            <text:p>94.02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0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921072" calcext:value-type="float">
            <text:p>93.92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0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38776" calcext:value-type="float">
            <text:p>93.83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0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738192" calcext:value-type="float">
            <text:p>93.73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0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628464" calcext:value-type="float">
            <text:p>93.62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0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82744" calcext:value-type="float">
            <text:p>93.58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0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613224" calcext:value-type="float">
            <text:p>93.61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0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640656" calcext:value-type="float">
            <text:p>93.64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0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613224" calcext:value-type="float">
            <text:p>93.61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0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716856" calcext:value-type="float">
            <text:p>93.71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0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637608" calcext:value-type="float">
            <text:p>93.63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0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97984" calcext:value-type="float">
            <text:p>93.59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0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616272" calcext:value-type="float">
            <text:p>93.61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0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463872" calcext:value-type="float">
            <text:p>93.46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0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37024" calcext:value-type="float">
            <text:p>93.53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0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2976" calcext:value-type="float">
            <text:p>93.3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0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74896" calcext:value-type="float">
            <text:p>93.27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0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50512" calcext:value-type="float">
            <text:p>93.25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0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16212" calcext:value-type="float">
            <text:p>93.16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0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104208" calcext:value-type="float">
            <text:p>93.10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0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21912" calcext:value-type="float">
            <text:p>93.02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0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51808" calcext:value-type="float">
            <text:p>92.95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0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93896" calcext:value-type="float">
            <text:p>92.89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0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15232" calcext:value-type="float">
            <text:p>92.91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0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5732" calcext:value-type="float">
            <text:p>92.85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05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99992" calcext:value-type="float">
            <text:p>92.89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05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15232" calcext:value-type="float">
            <text:p>92.91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05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15232" calcext:value-type="float">
            <text:p>92.91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05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35984" calcext:value-type="float">
            <text:p>92.83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0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20744" calcext:value-type="float">
            <text:p>92.82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0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116" calcext:value-type="float">
            <text:p>92.8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0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05504" calcext:value-type="float">
            <text:p>92.80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0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44544" calcext:value-type="float">
            <text:p>92.74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0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6588" calcext:value-type="float">
            <text:p>92.76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0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8968" calcext:value-type="float">
            <text:p>92.6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0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17112" calcext:value-type="float">
            <text:p>92.71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0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92728" calcext:value-type="float">
            <text:p>92.69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0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77488" calcext:value-type="float">
            <text:p>92.67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04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7444" calcext:value-type="float">
            <text:p>92.67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04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01288" calcext:value-type="float">
            <text:p>92.60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04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592144" calcext:value-type="float">
            <text:p>92.59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0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22624" calcext:value-type="float">
            <text:p>92.62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0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56776" calcext:value-type="float">
            <text:p>92.5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04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555568" calcext:value-type="float">
            <text:p>92.55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04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56152" calcext:value-type="float">
            <text:p>92.65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04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4208" calcext:value-type="float">
            <text:p>92.8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04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71848" calcext:value-type="float">
            <text:p>93.27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04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726" calcext:value-type="float">
            <text:p>93.7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04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640656" calcext:value-type="float">
            <text:p>93.64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04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701616" calcext:value-type="float">
            <text:p>93.70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0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793056" calcext:value-type="float">
            <text:p>93.79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0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41824" calcext:value-type="float">
            <text:p>93.84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0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81448" calcext:value-type="float">
            <text:p>93.88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0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914976" calcext:value-type="float">
            <text:p>93.91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0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107" calcext:value-type="float">
            <text:p>94.1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0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302072" calcext:value-type="float">
            <text:p>94.30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0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30088" calcext:value-type="float">
            <text:p>94.43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0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60568" calcext:value-type="float">
            <text:p>94.46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0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66664" calcext:value-type="float">
            <text:p>94.46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0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33136" calcext:value-type="float">
            <text:p>94.43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0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51424" calcext:value-type="float">
            <text:p>94.45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0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49544" calcext:value-type="float">
            <text:p>94.64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0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6232" calcext:value-type="float">
            <text:p>94.7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0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62904" calcext:value-type="float">
            <text:p>94.86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0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02528" calcext:value-type="float">
            <text:p>94.90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0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18352" calcext:value-type="float">
            <text:p>95.01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0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15888" calcext:value-type="float">
            <text:p>95.11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0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738" calcext:value-type="float">
            <text:p>95.17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0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63488" calcext:value-type="float">
            <text:p>94.96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0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95136" calcext:value-type="float">
            <text:p>95.19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0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5188" calcext:value-type="float">
            <text:p>95.05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0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26912" calcext:value-type="float">
            <text:p>94.92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0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81192" calcext:value-type="float">
            <text:p>94.88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0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14136" calcext:value-type="float">
            <text:p>94.81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0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76976" calcext:value-type="float">
            <text:p>94.67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0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56808" calcext:value-type="float">
            <text:p>94.85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0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48248" calcext:value-type="float">
            <text:p>94.94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0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3184" calcext:value-type="float">
            <text:p>94.7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0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16016" calcext:value-type="float">
            <text:p>94.61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0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27624" calcext:value-type="float">
            <text:p>94.52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0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28988" calcext:value-type="float">
            <text:p>94.28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0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253304" calcext:value-type="float">
            <text:p>94.25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0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119192" calcext:value-type="float">
            <text:p>94.11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0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911928" calcext:value-type="float">
            <text:p>93.91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0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96688" calcext:value-type="float">
            <text:p>93.89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0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23536" calcext:value-type="float">
            <text:p>93.82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0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77172" calcext:value-type="float">
            <text:p>93.77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0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793056" calcext:value-type="float">
            <text:p>93.79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0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783912" calcext:value-type="float">
            <text:p>93.78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0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50968" calcext:value-type="float">
            <text:p>93.85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0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911928" calcext:value-type="float">
            <text:p>93.91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0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073472" calcext:value-type="float">
            <text:p>94.07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0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149672" calcext:value-type="float">
            <text:p>94.14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0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238064" calcext:value-type="float">
            <text:p>94.23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0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24416" calcext:value-type="float">
            <text:p>94.2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0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51424" calcext:value-type="float">
            <text:p>94.45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04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7276" calcext:value-type="float">
            <text:p>94.47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04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69712" calcext:value-type="float">
            <text:p>94.46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04-0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5752" calcext:value-type="float">
            <text:p>94.4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04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15432" calcext:value-type="float">
            <text:p>94.51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04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15432" calcext:value-type="float">
            <text:p>94.51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04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12968" calcext:value-type="float">
            <text:p>94.61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04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45912" calcext:value-type="float">
            <text:p>94.54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04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39816" calcext:value-type="float">
            <text:p>94.53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04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12384" calcext:value-type="float">
            <text:p>94.51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0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84952" calcext:value-type="float">
            <text:p>94.48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0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54472" calcext:value-type="float">
            <text:p>94.45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0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85536" calcext:value-type="float">
            <text:p>94.58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0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1848" calcext:value-type="float">
            <text:p>94.5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0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09336" calcext:value-type="float">
            <text:p>94.50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0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4896" calcext:value-type="float">
            <text:p>94.5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03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15432" calcext:value-type="float">
            <text:p>94.51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03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61152" calcext:value-type="float">
            <text:p>94.56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03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30672" calcext:value-type="float">
            <text:p>94.53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03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23992" calcext:value-type="float">
            <text:p>94.42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03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12384" calcext:value-type="float">
            <text:p>94.51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03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48376" calcext:value-type="float">
            <text:p>94.44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03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24576" calcext:value-type="float">
            <text:p>94.52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03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378272" calcext:value-type="float">
            <text:p>94.37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03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36184" calcext:value-type="float">
            <text:p>94.43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03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387416" calcext:value-type="float">
            <text:p>94.38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03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39232" calcext:value-type="float">
            <text:p>94.43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03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45328" calcext:value-type="float">
            <text:p>94.44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0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21528" calcext:value-type="float">
            <text:p>94.52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0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30672" calcext:value-type="float">
            <text:p>94.53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0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36768" calcext:value-type="float">
            <text:p>94.53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0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76976" calcext:value-type="float">
            <text:p>94.67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0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96432" calcext:value-type="float">
            <text:p>94.89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0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70168" calcext:value-type="float">
            <text:p>95.07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0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3664" calcext:value-type="float">
            <text:p>95.0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0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98184" calcext:value-type="float">
            <text:p>95.19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0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06744" calcext:value-type="float">
            <text:p>95.10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0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67704" calcext:value-type="float">
            <text:p>95.16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0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56096" calcext:value-type="float">
            <text:p>95.25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0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61608" calcext:value-type="float">
            <text:p>95.16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0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65824" calcext:value-type="float">
            <text:p>95.36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0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13424" calcext:value-type="float">
            <text:p>95.21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0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35928" calcext:value-type="float">
            <text:p>95.43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0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98768" calcext:value-type="float">
            <text:p>95.29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0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262" calcext:value-type="float">
            <text:p>95.32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0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37224" calcext:value-type="float">
            <text:p>95.13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0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15304" calcext:value-type="float">
            <text:p>95.01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0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33008" calcext:value-type="float">
            <text:p>94.93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0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96432" calcext:value-type="float">
            <text:p>94.89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0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76976" calcext:value-type="float">
            <text:p>94.67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0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37936" calcext:value-type="float">
            <text:p>94.73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2000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48088" calcext:value-type="float">
            <text:p>98.4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3106</text:p>
          </table:table-cell>
          <table:table-cell office:value-type="string" calcext:value-type="string">
            <text:p>Crockett recorder</text:p>
          </table:table-cell>
          <table:table-cell office:value-type="string" calcext:value-type="string">
            <text:p>1963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3224" calcext:value-type="float">
            <text:p>97.9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592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5912" meta:object-count="0"/>
    <meta:user-defined meta:name="AppVersion">3.0</meta:user-defined>
  </office:meta>
</office:document-meta>
</file>